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justify" style:justify-single-word="false"/>
      <style:text-properties officeooo:rsid="001a43c6" officeooo:paragraph-rsid="001a43c6"/>
    </style:style>
    <style:style style:name="P2" style:family="paragraph" style:parent-style-name="Standard">
      <style:paragraph-properties fo:margin-top="0.0398in" fo:margin-bottom="0.0398in" loext:contextual-spacing="false" fo:text-align="justify" style:justify-single-word="false"/>
      <style:text-properties officeooo:rsid="0020cb47" officeooo:paragraph-rsid="0020cb47"/>
    </style:style>
    <style:style style:name="P3" style:family="paragraph" style:parent-style-name="Text_20_body">
      <style:paragraph-properties fo:text-align="justify" style:justify-single-word="false"/>
    </style:style>
    <style:style style:name="P4" style:family="paragraph" style:parent-style-name="Quotations">
      <style:paragraph-properties fo:margin-left="0in" fo:margin-right="0.3937in" fo:margin-top="0.0398in" fo:margin-bottom="0.0398in" loext:contextual-spacing="false" fo:text-align="justify" style:justify-single-word="false" fo:text-indent="0in" style:auto-text-indent="false"/>
      <style:text-properties officeooo:rsid="001a43c6" officeooo:paragraph-rsid="001a43c6"/>
    </style:style>
    <style:style style:name="P5" style:family="paragraph" style:parent-style-name="Quotations">
      <style:paragraph-properties fo:margin-left="0in" fo:margin-right="0.3937in" fo:margin-top="0.0398in" fo:margin-bottom="0.0398in" loext:contextual-spacing="false" fo:text-align="justify" style:justify-single-word="false" fo:text-indent="0in" style:auto-text-indent="false"/>
      <style:text-properties officeooo:rsid="0020cb47" officeooo:paragraph-rsid="0020cb47"/>
    </style:style>
    <style:style style:name="P6"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paragraph-rsid="001a43c6"/>
    </style:style>
    <style:style style:name="P7" style:family="paragraph" style:parent-style-name="Quotations">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1a43c6"/>
    </style:style>
    <style:style style:name="P8" style:family="paragraph" style:parent-style-name="Standard" style:list-style-name="L1">
      <style:paragraph-properties fo:margin-top="0.0398in" fo:margin-bottom="0.0398in" loext:contextual-spacing="false" fo:text-align="justify" style:justify-single-word="false"/>
      <style:text-properties officeooo:rsid="001a43c6" officeooo:paragraph-rsid="001a43c6"/>
    </style:style>
    <style:style style:name="P9" style:family="paragraph" style:parent-style-name="Standard">
      <style:paragraph-properties fo:margin-top="0.0398in" fo:margin-bottom="0.0398in" loext:contextual-spacing="false" fo:text-align="justify" style:justify-single-word="false"/>
      <style:text-properties officeooo:rsid="001a43c6" officeooo:paragraph-rsid="001a43c6"/>
    </style:style>
    <style:style style:name="P10" style:family="paragraph" style:parent-style-name="Standard" style:list-style-name="L1">
      <style:paragraph-properties fo:margin-top="0.0398in" fo:margin-bottom="0.0398in" loext:contextual-spacing="false" fo:text-align="justify" style:justify-single-word="false"/>
      <style:text-properties officeooo:rsid="0020cb47" officeooo:paragraph-rsid="0020cb47"/>
    </style:style>
    <style:style style:name="P11" style:family="paragraph" style:parent-style-name="Standard">
      <style:paragraph-properties fo:margin-top="0.0398in" fo:margin-bottom="0.0398in" loext:contextual-spacing="false" fo:text-align="center" style:justify-single-word="false"/>
      <style:text-properties fo:font-weight="bold" officeooo:rsid="001a43c6" officeooo:paragraph-rsid="001a43c6" style:font-weight-asian="bold" style:font-weight-complex="bold"/>
    </style:style>
    <style:style style:name="P12" style:family="paragraph" style:parent-style-name="Standard">
      <style:paragraph-properties fo:margin-top="0.0398in" fo:margin-bottom="0.0398in" loext:contextual-spacing="false" fo:text-align="justify" style:justify-single-word="false"/>
      <style:text-properties fo:font-weight="bold" officeooo:rsid="001bf813" officeooo:paragraph-rsid="001bf813" style:font-weight-asian="bold" style:font-weight-complex="bold"/>
    </style:style>
    <style:style style:name="P13" style:family="paragraph" style:parent-style-name="Standard">
      <style:paragraph-properties fo:margin-top="0.0398in" fo:margin-bottom="0.0398in" loext:contextual-spacing="false" fo:text-align="justify" style:justify-single-word="false"/>
      <style:text-properties officeooo:rsid="001bf813" officeooo:paragraph-rsid="001bf813"/>
    </style:style>
    <style:style style:name="P14" style:family="paragraph" style:parent-style-name="Text_20_body">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2">
      <style:paragraph-properties fo:margin-top="0in" fo:margin-bottom="0in" loext:contextual-spacing="false" fo:text-align="justify" style:justify-single-word="false"/>
    </style:style>
    <style:style style:name="P18" style:family="paragraph" style:parent-style-name="Text_20_body" style:list-style-name="L3">
      <style:paragraph-properties fo:margin-top="0in" fo:margin-bottom="0in" loext:contextual-spacing="false" fo:text-align="justify" style:justify-single-word="false"/>
    </style:style>
    <style:style style:name="P19" style:family="paragraph" style:parent-style-name="Text_20_body">
      <style:paragraph-properties fo:margin-top="0.0398in" fo:margin-bottom="0.0398in" loext:contextual-spacing="false" fo:text-align="justify" style:justify-single-word="false"/>
      <style:text-properties officeooo:rsid="001a43c6" officeooo:paragraph-rsid="001a43c6"/>
    </style:style>
    <style:style style:name="P20" style:family="paragraph" style:parent-style-name="Quotations">
      <style:paragraph-properties fo:margin-left="0in" fo:margin-right="0.3937in" fo:margin-top="0.0398in" fo:margin-bottom="0.0398in" loext:contextual-spacing="false" fo:text-align="justify" style:justify-single-word="false" fo:text-indent="0in" style:auto-text-indent="false"/>
      <style:text-properties officeooo:rsid="001a43c6" officeooo:paragraph-rsid="001a43c6"/>
    </style:style>
    <style:style style:name="P21"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rsid="001a43c6" officeooo:paragraph-rsid="001a43c6"/>
    </style:style>
    <style:style style:name="P22"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rsid="001a43c6" officeooo:paragraph-rsid="001a43c6"/>
    </style:style>
    <style:style style:name="P23"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rsid="001a43c6" officeooo:paragraph-rsid="001a43c6"/>
    </style:style>
    <style:style style:name="P24"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rsid="001a43c6" officeooo:paragraph-rsid="001a43c6"/>
    </style:style>
    <style:style style:name="P25" style:family="paragraph" style:parent-style-name="Quotations"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officeooo:rsid="001a43c6" officeooo:paragraph-rsid="001a43c6"/>
    </style:style>
    <style:style style:name="P26" style:family="paragraph" style:parent-style-name="Preformatted_20_Text">
      <style:paragraph-properties fo:text-align="justify" style:justify-single-word="false"/>
    </style:style>
    <style:style style:name="P27" style:family="paragraph" style:parent-style-name="Preformatted_20_Text">
      <style:paragraph-properties fo:margin-top="0in" fo:margin-bottom="0.1965in" loext:contextual-spacing="false" fo:text-align="justify" style:justify-single-word="false"/>
    </style:style>
    <style:style style:name="P28" style:family="paragraph" style:parent-style-name="Heading_20_1">
      <style:paragraph-properties fo:text-align="justify" style:justify-single-word="false"/>
    </style:style>
    <style:style style:name="P29" style:family="paragraph" style:parent-style-name="Heading_20_2">
      <style:paragraph-properties fo:text-align="justify" style:justify-single-word="false"/>
    </style:style>
    <style:style style:name="P30" style:family="paragraph" style:parent-style-name="Horizontal_20_Line">
      <style:paragraph-properties fo:text-align="justify" style:justify-single-word="false"/>
    </style:style>
    <style:style style:name="P31" style:family="paragraph" style:parent-style-name="Heading_20_3">
      <style:paragraph-properties fo:text-align="justify" style:justify-single-word="false"/>
    </style:style>
    <style:style style:name="T1" style:family="text">
      <style:text-properties officeooo:rsid="001cfc72"/>
    </style:style>
    <style:style style:name="T2" style:family="text">
      <style:text-properties officeooo:rsid="0027486f"/>
    </style:style>
    <style:style style:name="T3" style:family="text">
      <style:text-properties officeooo:rsid="0028e19b"/>
    </style:style>
    <style:style style:name="T4" style:family="text">
      <style:text-properties officeooo:rsid="002a88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YPERLEDGER COMPOSER PLAYGROUND</text:p>
      <text:p text:style-name="P13"/>
      <text:p text:style-name="P12">Samples on npm</text:p>
      <text:p text:style-name="P12"/>
      <text:list xml:id="list60841815" text:style-name="L1">
        <text:list-item>
          <text:p text:style-name="P8">animaltracking-network</text:p>
          <text:p text:style-name="P8"><text:a xlink:type="simple" xlink:href="https://www.npmjs.com/package/animaltracking-network" text:style-name="Internet_20_link" text:visited-style-name="Visited_20_Internet_20_Link">https://www.npmjs.com/package/animaltracking-network</text:a></text:p>
        </text:list-item>
      </text:list>
      <text:p text:style-name="P6">This is an Animal Tracking Business Network based on UK DEFRA government regulations (https://www.gov.uk/animal-movement-england). Farmers can move animals between farms/fields and the UK government farming regulator has visibility into the locations of all animals and all animal movements between farms.</text:p>
      <text:p text:style-name="P3">This business network defines:</text:p>
      <text:p text:style-name="P3"><text:span text:style-name="Strong_20_Emphasis">Participants</text:span> <text:span text:style-name="Source_20_Text">Farmer</text:span> <text:span text:style-name="Source_20_Text">Regulator</text:span></text:p>
      <text:p text:style-name="P3"><text:span text:style-name="Strong_20_Emphasis">Assets</text:span> <text:span text:style-name="Source_20_Text">Animal</text:span> <text:span text:style-name="Source_20_Text">Business</text:span> <text:span text:style-name="Source_20_Text">Field</text:span></text:p>
      <text:p text:style-name="P3"><text:span text:style-name="Strong_20_Emphasis">Transactions</text:span> <text:span text:style-name="Source_20_Text">AnimalMovementDeparture</text:span> <text:span text:style-name="Source_20_Text">AnimalMovementArrival</text:span> <text:span text:style-name="Source_20_Text">SetupDemo</text:span></text:p>
      <text:p text:style-name="P3">Each Farmer owns a Business that is identified by a Single Business Identifier (SBI). A Farmer owns a set of Animals. A Business owns a set of Fields. A Field contains a set of Animals owned by the Farmer. Animals can be transferred between Farmers or between Fields.</text:p>
      <text:p text:style-name="P3">To test this Business Network Definition in the <text:span text:style-name="Strong_20_Emphasis">Test</text:span> tab:</text:p>
      <text:p text:style-name="P3">Submit a <text:span text:style-name="Source_20_Text">SetupDemo</text:span> transaction:</text:p>
      <text:p text:style-name="P26"><text:span text:style-name="Source_20_Text">{</text:span></text:p>
      <text:p text:style-name="P26"><text:span text:style-name="Source_20_Text"><text:s text:c="2"/>"$class": "com.biz.SetupDemo"</text:span></text:p>
      <text:p text:style-name="P27"><text:span text:style-name="Source_20_Text">}</text:span></text:p>
      <text:p text:style-name="P3">This transaction populates the Participant Registries with two <text:span text:style-name="Source_20_Text">Farmer</text:span> participants and a <text:span text:style-name="Source_20_Text">Regulator</text:span> participant. The Asset Registries will have eight <text:span text:style-name="Source_20_Text">Animal</text:span> assets, two <text:span text:style-name="Source_20_Text">Business</text:span> assets and four <text:span text:style-name="Source_20_Text">Field</text:span> assets.</text:p>
      <text:p text:style-name="P3">Submit a <text:span text:style-name="Source_20_Text">AnimalMovementDeparture</text:span> transaction:</text:p>
      <text:p text:style-name="P26"><text:span text:style-name="Source_20_Text">{</text:span></text:p>
      <text:p text:style-name="P26"><text:span text:style-name="Source_20_Text"><text:s text:c="2"/>"$class": "com.biz.AnimalMovementDeparture",</text:span></text:p>
      <text:p text:style-name="P26"><text:span text:style-name="Source_20_Text"><text:s text:c="2"/>"fromField": "resource:com.biz.Field#FIELD_1",</text:span></text:p>
      <text:p text:style-name="P26"><text:span text:style-name="Source_20_Text"><text:s text:c="2"/>"animal": "resource:com.biz.Animal#ANIMAL_1",</text:span></text:p>
      <text:p text:style-name="P26"><text:span text:style-name="Source_20_Text"><text:s text:c="2"/>"from": "resource:com.biz.Business#BUSINESS_1",</text:span></text:p>
      <text:p text:style-name="P26"><text:span text:style-name="Source_20_Text"><text:s text:c="2"/>"to": "resource:com.biz.Business#BUSINESS_2"</text:span></text:p>
      <text:p text:style-name="P27"><text:span text:style-name="Source_20_Text">}</text:span></text:p>
      <text:p text:style-name="P3">This transaction moves <text:span text:style-name="Source_20_Text">ANIMAL_1</text:span> from <text:span text:style-name="Source_20_Text">FIELD_1</text:span> at <text:span text:style-name="Source_20_Text">BUSINESS_1</text:span> to <text:span text:style-name="Source_20_Text">BUSINESS_2</text:span>.</text:p>
      <text:p text:style-name="P3">Submit a <text:span text:style-name="Source_20_Text">AnimalMovementArrival</text:span> transaction:</text:p>
      <text:p text:style-name="P26"><text:span text:style-name="Source_20_Text">{</text:span></text:p>
      <text:p text:style-name="P26"><text:span text:style-name="Source_20_Text"><text:s text:c="2"/>"$class": "com.biz.AnimalMovementArrival",</text:span></text:p>
      <text:p text:style-name="P26"><text:span text:style-name="Source_20_Text"><text:s text:c="2"/>"arrivalField": "resource:com.biz.Field#FIELD_2",</text:span></text:p>
      <text:p text:style-name="P26"><text:span text:style-name="Source_20_Text"><text:s text:c="2"/>"animal": "resource:com.biz.Animal#ANIMAL_1",</text:span></text:p>
      <text:p text:style-name="P26"><text:span text:style-name="Source_20_Text"><text:s text:c="2"/>"from": "resource:com.biz.Business#BUSINESS_1",</text:span></text:p>
      <text:p text:style-name="P26"><text:span text:style-name="Source_20_Text"><text:s text:c="2"/>"to": "resource:com.biz.Business#BUSINESS_2"</text:span></text:p>
      <text:p text:style-name="P27"><text:span text:style-name="Source_20_Text">}</text:span></text:p>
      <text:p text:style-name="P3">This transaction confirms the receipt of <text:span text:style-name="Source_20_Text">ANIMAL_1</text:span> from <text:span text:style-name="Source_20_Text">BUSINESS_1</text:span> to <text:span text:style-name="Source_20_Text">FIELD_2</text:span> at <text:span text:style-name="Source_20_Text">BUSINESS_2</text:span>.</text:p>
      <text:p text:style-name="P3">Congratulations!</text:p>
      <text:p text:style-name="P7"/>
      <text:list xml:id="list163023699711805" text:continue-numbering="true" text:style-name="L1">
        <text:list-item>
          <text:p text:style-name="P10"><text:soft-page-break/>basic-sample-network</text:p>
          <text:p text:style-name="P10"><text:a xlink:type="simple" xlink:href="https://www.npmjs.com/package/basic-sample-network" text:style-name="Internet_20_link" text:visited-style-name="Visited_20_Internet_20_Link">https://www.npmjs.com/package/basic-sample-network</text:a></text:p>
        </text:list-item>
      </text:list>
      <text:p text:style-name="P5">This is the "Hello World" of Hyperledger Composer samples, which demonstrates the core functionality of Hyperledger Composer by changing the value of an asset.</text:p>
      <text:p text:style-name="P3">This business network defines:</text:p>
      <text:p text:style-name="P3"><text:span text:style-name="Strong_20_Emphasis">Participant</text:span> <text:span text:style-name="Source_20_Text">SampleParticipant</text:span></text:p>
      <text:p text:style-name="P3"><text:span text:style-name="Strong_20_Emphasis">Asset</text:span> <text:span text:style-name="Source_20_Text">SampleAsset</text:span></text:p>
      <text:p text:style-name="P3"><text:span text:style-name="Strong_20_Emphasis">Transaction</text:span> <text:span text:style-name="Source_20_Text">SampleTransaction</text:span></text:p>
      <text:p text:style-name="P3"><text:span text:style-name="Strong_20_Emphasis">Event</text:span> <text:span text:style-name="Source_20_Text">SampleEvent</text:span></text:p>
      <text:p text:style-name="P3">SampleAssets are owned by a SampleParticipant, and the value property on a SampleAsset can be modified by submitting a SampleTransaction. The SampleTransaction emits a SampleEvent that notifies applications of the old and new values for each modified SampleAsset.</text:p>
      <text:p text:style-name="P3">To test this Business Network Definition in the <text:span text:style-name="Strong_20_Emphasis">Test</text:span> tab:</text:p>
      <text:p text:style-name="P3">Create a <text:span text:style-name="Source_20_Text">SampleParticipant</text:span> participant:</text:p>
      <text:p text:style-name="P26"><text:span text:style-name="Source_20_Text">{</text:span></text:p>
      <text:p text:style-name="P26"><text:span text:style-name="Source_20_Text"><text:s text:c="2"/>"$class": "org.example.basic.SampleParticipant",</text:span></text:p>
      <text:p text:style-name="P26"><text:span text:style-name="Source_20_Text"><text:s text:c="2"/>"participantId": "Toby",</text:span></text:p>
      <text:p text:style-name="P26"><text:span text:style-name="Source_20_Text"><text:s text:c="2"/>"firstName": "Tobias",</text:span></text:p>
      <text:p text:style-name="P26"><text:span text:style-name="Source_20_Text"><text:s text:c="2"/>"lastName": "Hunter"</text:span></text:p>
      <text:p text:style-name="P27"><text:span text:style-name="Source_20_Text">}</text:span></text:p>
      <text:p text:style-name="P3">Create a <text:span text:style-name="Source_20_Text">SampleAsset</text:span> asset:</text:p>
      <text:p text:style-name="P26"><text:span text:style-name="Source_20_Text">{</text:span></text:p>
      <text:p text:style-name="P26"><text:span text:style-name="Source_20_Text"><text:s text:c="2"/>"$class": "org.example.basic.SampleAsset",</text:span></text:p>
      <text:p text:style-name="P26"><text:span text:style-name="Source_20_Text"><text:s text:c="2"/>"assetId": "assetId:1",</text:span></text:p>
      <text:p text:style-name="P26"><text:span text:style-name="Source_20_Text"><text:s text:c="2"/>"owner": "resource:org.example.basic.SampleParticipant#Toby",</text:span></text:p>
      <text:p text:style-name="P26"><text:span text:style-name="Source_20_Text"><text:s text:c="2"/>"value": "original value"</text:span></text:p>
      <text:p text:style-name="P27"><text:span text:style-name="Source_20_Text">}</text:span></text:p>
      <text:p text:style-name="P3">Submit a <text:span text:style-name="Source_20_Text">SampleTransaction</text:span> transaction:</text:p>
      <text:p text:style-name="P26"><text:span text:style-name="Source_20_Text">{</text:span></text:p>
      <text:p text:style-name="P26"><text:span text:style-name="Source_20_Text"><text:s text:c="2"/>"$class": "org.example.basic.SampleTransaction",</text:span></text:p>
      <text:p text:style-name="P26"><text:span text:style-name="Source_20_Text"><text:s text:c="2"/>"asset": "resource:org.example.basic.SampleAsset#assetId:1",</text:span></text:p>
      <text:p text:style-name="P26"><text:span text:style-name="Source_20_Text"><text:s text:c="2"/>"newValue": "new value"</text:span></text:p>
      <text:p text:style-name="P27"><text:span text:style-name="Source_20_Text">}</text:span></text:p>
      <text:p text:style-name="P3">After submitting this transaction, you should now see the transaction in the Transaction Registry and that a <text:span text:style-name="Source_20_Text">SampleEvent</text:span> has been emitted. As a result, the value of the <text:span text:style-name="Source_20_Text">assetId:1</text:span> should now be <text:span text:style-name="Source_20_Text">new value</text:span> in the Asset Registry.</text:p>
      <text:p text:style-name="P3">Congratulations!</text:p>
      <text:p text:style-name="P2"/>
      <text:list xml:id="list163024504709473" text:continue-numbering="true" text:style-name="L1">
        <text:list-item>
          <text:p text:style-name="P8">bond-network</text:p>
          <text:p text:style-name="P8"><text:a xlink:type="simple" xlink:href="https://www.npmjs.com/package/bond-network" text:style-name="Internet_20_link" text:visited-style-name="Visited_20_Internet_20_Link">https://www.npmjs.com/package/bond-network</text:a></text:p>
        </text:list-item>
      </text:list>
      <text:p text:style-name="P6">The Bond Network allows the issuer of a bond to update the bond information whilst other members of the business network can only read the bond data.</text:p>
      <text:p text:style-name="P3">This business network defines:</text:p>
      <text:p text:style-name="P3"><text:span text:style-name="Strong_20_Emphasis">Participants</text:span> <text:span text:style-name="Source_20_Text">Issuer</text:span> <text:span text:style-name="Source_20_Text">Member</text:span></text:p>
      <text:p text:style-name="P3"><text:span text:style-name="Strong_20_Emphasis">Assets</text:span> <text:span text:style-name="Source_20_Text">BondAsset</text:span></text:p>
      <text:p text:style-name="P3"><text:span text:style-name="Strong_20_Emphasis">Transactions</text:span> <text:span text:style-name="Source_20_Text">PublishBond</text:span></text:p>
      <text:p text:style-name="P3"><text:soft-page-break/>The <text:span text:style-name="Source_20_Text">PublishBond</text:span> transaction submitted by an <text:span text:style-name="Source_20_Text">Issuer</text:span> participant will create a new <text:span text:style-name="Source_20_Text">BondAsset</text:span>.</text:p>
      <text:p text:style-name="P3">To test this Business Network Definition in the <text:span text:style-name="Strong_20_Emphasis">Test</text:span> tab:</text:p>
      <text:p text:style-name="P3">Create a <text:span text:style-name="Source_20_Text">Issuer</text:span> participant:</text:p>
      <text:p text:style-name="P26"><text:span text:style-name="Source_20_Text">{</text:span></text:p>
      <text:p text:style-name="P26"><text:span text:style-name="Source_20_Text"><text:s text:c="2"/>"$class": "org.acme.bond.Issuer",</text:span></text:p>
      <text:p text:style-name="P26"><text:span text:style-name="Source_20_Text"><text:s text:c="2"/>"memberId": "memberId:1",</text:span></text:p>
      <text:p text:style-name="P26"><text:span text:style-name="Source_20_Text"><text:s text:c="2"/>"name": "Billy Thompson"</text:span></text:p>
      <text:p text:style-name="P27"><text:span text:style-name="Source_20_Text">}</text:span></text:p>
      <text:p text:style-name="P3">Create a <text:span text:style-name="Source_20_Text">Member</text:span> participant:</text:p>
      <text:p text:style-name="P26"><text:span text:style-name="Source_20_Text">{</text:span></text:p>
      <text:p text:style-name="P26"><text:span text:style-name="Source_20_Text"><text:s text:c="2"/>"$class": "org.acme.bond.Member",</text:span></text:p>
      <text:p text:style-name="P26"><text:span text:style-name="Source_20_Text"><text:s text:c="2"/>"memberId": "memberId:1",</text:span></text:p>
      <text:p text:style-name="P26"><text:span text:style-name="Source_20_Text"><text:s text:c="2"/>"name": "Jenny Jones"</text:span></text:p>
      <text:p text:style-name="P27"><text:span text:style-name="Source_20_Text">}</text:span></text:p>
      <text:p text:style-name="P3">Submit a <text:span text:style-name="Source_20_Text">PublishBond</text:span> transaction:</text:p>
      <text:p text:style-name="P26"><text:span text:style-name="Source_20_Text">{</text:span></text:p>
      <text:p text:style-name="P26"><text:span text:style-name="Source_20_Text"><text:s text:c="2"/>"$class": "org.acme.bond.PublishBond",</text:span></text:p>
      <text:p text:style-name="P26"><text:span text:style-name="Source_20_Text"><text:s text:c="2"/>"ISINCode": "ISINCode:1234",</text:span></text:p>
      <text:p text:style-name="P26"><text:span text:style-name="Source_20_Text"><text:s text:c="2"/>"bond": {</text:span></text:p>
      <text:p text:style-name="P26"><text:span text:style-name="Source_20_Text"><text:s text:c="4"/>"$class": "org.acme.bond.Bond",</text:span></text:p>
      <text:p text:style-name="P26"><text:span text:style-name="Source_20_Text"><text:s text:c="4"/>"instrumentId": [],</text:span></text:p>
      <text:p text:style-name="P26"><text:span text:style-name="Source_20_Text"><text:s text:c="4"/>"exchangeId": [],</text:span></text:p>
      <text:p text:style-name="P26"><text:span text:style-name="Source_20_Text"><text:s text:c="4"/>"maturity": "2017-07-13T09:39:05.369Z",</text:span></text:p>
      <text:p text:style-name="P26"><text:span text:style-name="Source_20_Text"><text:s text:c="4"/>"parValue": 1000,</text:span></text:p>
      <text:p text:style-name="P26"><text:span text:style-name="Source_20_Text"><text:s text:c="4"/>"faceAmount": 1000,</text:span></text:p>
      <text:p text:style-name="P26"><text:span text:style-name="Source_20_Text"><text:s text:c="4"/>"paymentFrequency": {</text:span></text:p>
      <text:p text:style-name="P26"><text:span text:style-name="Source_20_Text"><text:s text:c="6"/>"$class": "org.acme.bond.PaymentFrequency",</text:span></text:p>
      <text:p text:style-name="P26"><text:span text:style-name="Source_20_Text"><text:s text:c="6"/>"periodMultiplier": 0,</text:span></text:p>
      <text:p text:style-name="P26"><text:span text:style-name="Source_20_Text"><text:s text:c="6"/>"period": "DAY"</text:span></text:p>
      <text:p text:style-name="P26"><text:span text:style-name="Source_20_Text"><text:s text:c="4"/>},</text:span></text:p>
      <text:p text:style-name="P26"><text:span text:style-name="Source_20_Text"><text:s text:c="4"/>"dayCountFraction": "",</text:span></text:p>
      <text:p text:style-name="P26"><text:span text:style-name="Source_20_Text"><text:s text:c="4"/>"issuer": "resource:org.acme.bond.Issuer#memberId:1"</text:span></text:p>
      <text:p text:style-name="P26"><text:span text:style-name="Source_20_Text"><text:s text:c="2"/>}</text:span></text:p>
      <text:p text:style-name="P27"><text:span text:style-name="Source_20_Text">}</text:span></text:p>
      <text:p text:style-name="P3">The <text:span text:style-name="Source_20_Text">PublishBond</text:span> transaction will create a new <text:span text:style-name="Source_20_Text">BondAsset</text:span> in the Asset Registry.</text:p>
      <text:p text:style-name="P3">Congratulations!</text:p>
      <text:p text:style-name="P3"/>
      <text:list xml:id="list163023388159045" text:continue-numbering="true" text:style-name="L1">
        <text:list-item>
          <text:p text:style-name="P8">carauction-network</text:p>
          <text:p text:style-name="P8"><text:a xlink:type="simple" xlink:href="https://www.npmjs.com/package/carauction-network" text:style-name="Internet_20_link" text:visited-style-name="Visited_20_Internet_20_Link">https://www.npmjs.com/package/carauction-network</text:a></text:p>
        </text:list-item>
      </text:list>
      <text:p text:style-name="P6">This is an interactive, distributed, car auction demo. List assets for sale (setting a reserve price), and watch as assets that have met their reserve price are automatically transferred to the highest bidder at the end of the auction.</text:p>
      <text:p text:style-name="P3">This business network defines:</text:p>
      <text:p text:style-name="P3"><text:span text:style-name="Strong_20_Emphasis">Participants:</text:span> <text:span text:style-name="Source_20_Text">Member</text:span> <text:span text:style-name="Source_20_Text">Auctioneer</text:span></text:p>
      <text:p text:style-name="P3"><text:span text:style-name="Strong_20_Emphasis">Assets:</text:span> <text:span text:style-name="Source_20_Text">Vehicle</text:span> <text:span text:style-name="Source_20_Text">VehicleListing</text:span></text:p>
      <text:p text:style-name="P3"><text:span text:style-name="Strong_20_Emphasis">Transactions:</text:span> <text:span text:style-name="Source_20_Text">Offer</text:span> <text:span text:style-name="Source_20_Text">CloseBidding</text:span></text:p>
      <text:p text:style-name="P3">The <text:span text:style-name="Source_20_Text">makeOffer</text:span> function is called when an <text:span text:style-name="Source_20_Text">Offer</text:span> transaction is submitted. The logic simply checks that the listing for the offer is still for sale, and then adds the offer to the listing, and then updates the offers in the <text:span text:style-name="Source_20_Text">VehicleListing</text:span> asset registry.</text:p>
      <text:p text:style-name="P3">The <text:span text:style-name="Source_20_Text">closeBidding</text:span> function is called when a <text:span text:style-name="Source_20_Text">CloseBidding</text:span> transaction is submitted for processing. The logic checks that the listing is still for sale, sorts the offers by bid price, and then if the reserve has been met, transfers the ownership of the vehicle associated with the listing to the <text:soft-page-break/>highest bidder. Money is transferred from the buyer's account to the seller's account, and then all the modified assets are updated in their respective registries.</text:p>
      <text:p text:style-name="P3">To test this Business Network Definition in the <text:span text:style-name="Strong_20_Emphasis">Test</text:span> tab:</text:p>
      <text:p text:style-name="P3">In the <text:span text:style-name="Source_20_Text">Auctioneer</text:span> participant registry, create a new participant.</text:p>
      <text:p text:style-name="P26"><text:span text:style-name="Source_20_Text">{</text:span></text:p>
      <text:p text:style-name="P26"><text:span text:style-name="Source_20_Text"><text:s text:c="2"/>"$class": "org.acme.vehicle.auction.Auctioneer",</text:span></text:p>
      <text:p text:style-name="P26"><text:span text:style-name="Source_20_Text"><text:s text:c="2"/>"email": "auction@acme.org",</text:span></text:p>
      <text:p text:style-name="P26"><text:span text:style-name="Source_20_Text"><text:s text:c="2"/>"firstName": "Jenny",</text:span></text:p>
      <text:p text:style-name="P26"><text:span text:style-name="Source_20_Text"><text:s text:c="2"/>"lastName": "Jones"</text:span></text:p>
      <text:p text:style-name="P27"><text:span text:style-name="Source_20_Text">}</text:span></text:p>
      <text:p text:style-name="P3">In the <text:span text:style-name="Source_20_Text">Member</text:span> participant registry, create two participants.</text:p>
      <text:p text:style-name="P26"><text:span text:style-name="Source_20_Text">{</text:span></text:p>
      <text:p text:style-name="P26"><text:span text:style-name="Source_20_Text"><text:s text:c="2"/>"$class": "org.acme.vehicle.auction.Member",</text:span></text:p>
      <text:p text:style-name="P26"><text:span text:style-name="Source_20_Text"><text:s text:c="2"/>"balance": 5000,</text:span></text:p>
      <text:p text:style-name="P26"><text:span text:style-name="Source_20_Text"><text:s text:c="2"/>"email": "memberA@acme.org",</text:span></text:p>
      <text:p text:style-name="P26"><text:span text:style-name="Source_20_Text"><text:s text:c="2"/>"firstName": "Amy",</text:span></text:p>
      <text:p text:style-name="P26"><text:span text:style-name="Source_20_Text"><text:s text:c="2"/>"lastName": "Williams"</text:span></text:p>
      <text:p text:style-name="P27"><text:span text:style-name="Source_20_Text">}</text:span></text:p>
      <text:p text:style-name="P26"><text:span text:style-name="Source_20_Text">{</text:span></text:p>
      <text:p text:style-name="P26"><text:span text:style-name="Source_20_Text"><text:s text:c="2"/>"$class": "org.acme.vehicle.auction.Member",</text:span></text:p>
      <text:p text:style-name="P26"><text:span text:style-name="Source_20_Text"><text:s text:c="2"/>"balance": 5000,</text:span></text:p>
      <text:p text:style-name="P26"><text:span text:style-name="Source_20_Text"><text:s text:c="2"/>"email": "memberB@acme.org",</text:span></text:p>
      <text:p text:style-name="P26"><text:span text:style-name="Source_20_Text"><text:s text:c="2"/>"firstName": "Billy",</text:span></text:p>
      <text:p text:style-name="P26"><text:span text:style-name="Source_20_Text"><text:s text:c="2"/>"lastName": "Thompson"</text:span></text:p>
      <text:p text:style-name="P27"><text:span text:style-name="Source_20_Text">}</text:span></text:p>
      <text:p text:style-name="P3">In the <text:span text:style-name="Source_20_Text">Vehicle</text:span> asset registry, create a new asset of a vehicle owned by <text:span text:style-name="Source_20_Text">memberA@acme.org</text:span>.</text:p>
      <text:p text:style-name="P26"><text:span text:style-name="Source_20_Text">{</text:span></text:p>
      <text:p text:style-name="P26"><text:span text:style-name="Source_20_Text"><text:s text:c="2"/>"$class": "org.acme.vehicle.auction.Vehicle",</text:span></text:p>
      <text:p text:style-name="P26"><text:span text:style-name="Source_20_Text"><text:s text:c="2"/>"vin": "vin:1234",</text:span></text:p>
      <text:p text:style-name="P26"><text:span text:style-name="Source_20_Text"><text:s text:c="2"/>"owner": "resource:org.acme.vehicle.auction.Member#memberA@acme.org"</text:span></text:p>
      <text:p text:style-name="P27"><text:span text:style-name="Source_20_Text">}</text:span></text:p>
      <text:p text:style-name="P3">In the <text:span text:style-name="Source_20_Text">VehicleListing</text:span> asset registry, create a vehicle listing for car <text:span text:style-name="Source_20_Text">vin:1234</text:span>.</text:p>
      <text:p text:style-name="P26"><text:span text:style-name="Source_20_Text">{</text:span></text:p>
      <text:p text:style-name="P26"><text:span text:style-name="Source_20_Text"><text:s text:c="2"/>"$class": "org.acme.vehicle.auction.VehicleListing",</text:span></text:p>
      <text:p text:style-name="P26"><text:span text:style-name="Source_20_Text"><text:s text:c="2"/>"listingId": "listingId:ABCD",</text:span></text:p>
      <text:p text:style-name="P26"><text:span text:style-name="Source_20_Text"><text:s text:c="2"/>"reservePrice": 3500,</text:span></text:p>
      <text:p text:style-name="P26"><text:span text:style-name="Source_20_Text"><text:s text:c="2"/>"description": "Arium Nova",</text:span></text:p>
      <text:p text:style-name="P26"><text:span text:style-name="Source_20_Text"><text:s text:c="2"/>"state": "FOR_SALE",</text:span></text:p>
      <text:p text:style-name="P26"><text:span text:style-name="Source_20_Text"><text:s text:c="2"/>"vehicle": "resource:org.acme.vehicle.auction.Vehicle#vin:1234"</text:span></text:p>
      <text:p text:style-name="P27"><text:span text:style-name="Source_20_Text">}</text:span></text:p>
      <text:p text:style-name="P3">You've just listed an Arium Nova for auction, with a reserve price of 3500!</text:p>
      <text:p text:style-name="P3">As soon as a <text:span text:style-name="Source_20_Text">VehicleListing</text:span> has been created (and is in the <text:span text:style-name="Source_20_Text">FOR_SALE</text:span> state) participants can submit <text:span text:style-name="Source_20_Text">Offer</text:span> transactions to bid on a vehicle listing.</text:p>
      <text:p text:style-name="P3">Submit an <text:span text:style-name="Source_20_Text">Offer</text:span> transaction, by submitting a transaction and selecting <text:span text:style-name="Source_20_Text">Offer</text:span> from the dropdown.</text:p>
      <text:p text:style-name="P26"><text:span text:style-name="Source_20_Text">{</text:span></text:p>
      <text:p text:style-name="P26"><text:span text:style-name="Source_20_Text"><text:s text:c="2"/>"$class": "org.acme.vehicle.auction.Offer",</text:span></text:p>
      <text:p text:style-name="P26"><text:span text:style-name="Source_20_Text"><text:s text:c="2"/>"bidPrice": 2000,</text:span></text:p>
      <text:p text:style-name="P26"><text:span text:style-name="Source_20_Text"><text:s text:c="2"/>"listing": "resource:org.acme.vehicle.auction.VehicleListing#listingId:ABCD",</text:span></text:p>
      <text:p text:style-name="P26"><text:span text:style-name="Source_20_Text"><text:s text:c="2"/>"member": "resource:org.acme.vehicle.auction.Member#memberA@acme.org"</text:span></text:p>
      <text:p text:style-name="P27"><text:span text:style-name="Source_20_Text">}</text:span></text:p>
      <text:p text:style-name="P26"><text:span text:style-name="Source_20_Text">{</text:span></text:p>
      <text:p text:style-name="P26"><text:span text:style-name="Source_20_Text"><text:s text:c="2"/>"$class": "org.acme.vehicle.auction.Offer",</text:span></text:p>
      <text:p text:style-name="P26"><text:span text:style-name="Source_20_Text"><text:s text:c="2"/>"bidPrice": 3500,</text:span></text:p>
      <text:p text:style-name="P26"><text:span text:style-name="Source_20_Text"><text:s text:c="2"/>"listing": "resource:org.acme.vehicle.auction.VehicleListing#listingId:ABCD",</text:span></text:p>
      <text:p text:style-name="P26"><text:span text:style-name="Source_20_Text"><text:s text:c="2"/>"member": "resource:org.acme.vehicle.auction.Member#memberB@acme.org"</text:span></text:p>
      <text:p text:style-name="P27"><text:span text:style-name="Source_20_Text">}</text:span></text:p>
      <text:p text:style-name="P3">To end the auction submit a <text:span text:style-name="Source_20_Text">CloseBidding</text:span> transaction for the listing.</text:p>
      <text:p text:style-name="P26"><text:span text:style-name="Source_20_Text">{</text:span></text:p>
      <text:p text:style-name="P26"><text:soft-page-break/><text:span text:style-name="Source_20_Text"><text:s text:c="2"/>"$class": "org.acme.vehicle.auction.CloseBidding",</text:span></text:p>
      <text:p text:style-name="P26"><text:span text:style-name="Source_20_Text"><text:s text:c="2"/>"listing": "resource:org.acme.vehicle.auction.VehicleListing#listingId:ABCD"</text:span></text:p>
      <text:p text:style-name="P27"><text:span text:style-name="Source_20_Text">}</text:span></text:p>
      <text:p text:style-name="P3">This simply indicates that the auction for <text:span text:style-name="Source_20_Text">listingId:ABCD</text:span> is now closed, triggering the <text:span text:style-name="Source_20_Text">closeBidding</text:span> function that was described above.</text:p>
      <text:p text:style-name="P3">To see the Vehicle was sold you need to click on the <text:span text:style-name="Source_20_Text">Vehicle</text:span> asset registry to check the owner of the car. The reserve price was met by owner <text:span text:style-name="Source_20_Text">memberB@acme.org</text:span> so you should see the owner of the vehicle is now <text:span text:style-name="Source_20_Text">memberB@acme.org</text:span>.</text:p>
      <text:p text:style-name="P3">If you check the state of the VehicleListing with <text:span text:style-name="Source_20_Text">listingId:ABCD</text:span> is should be <text:span text:style-name="Source_20_Text">SOLD</text:span>.</text:p>
      <text:p text:style-name="P3">If you click on the <text:span text:style-name="Source_20_Text">Member</text:span> asset registry you can check the balance of each User. You should see that the balance of the buyer <text:span text:style-name="Source_20_Text">memberB@acme.org</text:span> has been debited by <text:span text:style-name="Source_20_Text">3500</text:span>, whilst the balance of the seller <text:span text:style-name="Source_20_Text">memberA@acme.org</text:span> has been credited with <text:span text:style-name="Source_20_Text">3500</text:span>.</text:p>
      <text:p text:style-name="P3">Congratulations!</text:p>
      <text:p text:style-name="P3"/>
      <text:list xml:id="list163025139688034" text:continue-numbering="true" text:style-name="L1">
        <text:list-item>
          <text:p text:style-name="P8"><text:span text:style-name="T1">d</text:span>igitalproperty-network</text:p>
          <text:p text:style-name="P8"><text:a xlink:type="simple" xlink:href="https://www.npmjs.com/package/digitalproperty-network" text:style-name="Internet_20_link" text:visited-style-name="Visited_20_Internet_20_Link">https://www.npmjs.com/package/digitalproperty-network</text:a></text:p>
        </text:list-item>
      </text:list>
      <text:p text:style-name="P4">This Defines a business network where house sellers can list their properties for sale.</text:p>
      <text:p text:style-name="P3">This business network defines:</text:p>
      <text:p text:style-name="P3"><text:span text:style-name="Strong_20_Emphasis">Participant</text:span> <text:span text:style-name="Source_20_Text">Person</text:span></text:p>
      <text:p text:style-name="P3"><text:span text:style-name="Strong_20_Emphasis">Assets</text:span> <text:span text:style-name="Source_20_Text">LandTitle</text:span> <text:span text:style-name="Source_20_Text">SalesAgreement</text:span></text:p>
      <text:p text:style-name="P3"><text:span text:style-name="Strong_20_Emphasis">Transaction</text:span> <text:span text:style-name="Source_20_Text">RegisterPropertyForSale</text:span></text:p>
      <text:p text:style-name="P3">A <text:span text:style-name="Source_20_Text">Person</text:span> is responsible for a <text:span text:style-name="Source_20_Text">LandTitle</text:span>. By creating a <text:span text:style-name="Source_20_Text">SalesAgreement</text:span> between two <text:span text:style-name="Source_20_Text">Person</text:span> participants you are then able to submit a <text:span text:style-name="Source_20_Text">RegisterPropertyForSale</text:span> transaction.</text:p>
      <text:p text:style-name="P3">To test this Business Network Definition in the <text:span text:style-name="Strong_20_Emphasis">Test</text:span> tab:</text:p>
      <text:p text:style-name="P3">Create two <text:span text:style-name="Source_20_Text">Person</text:span> participants:</text:p>
      <text:p text:style-name="P26"><text:span text:style-name="Source_20_Text">{</text:span></text:p>
      <text:p text:style-name="P26"><text:span text:style-name="Source_20_Text"><text:s text:c="2"/>"$class": "net.biz.digitalPropertyNetwork.Person",</text:span></text:p>
      <text:p text:style-name="P26"><text:span text:style-name="Source_20_Text"><text:s text:c="2"/>"personId": "personId:Billy",</text:span></text:p>
      <text:p text:style-name="P26"><text:span text:style-name="Source_20_Text"><text:s text:c="2"/>"firstName": "Billy",</text:span></text:p>
      <text:p text:style-name="P26"><text:span text:style-name="Source_20_Text"><text:s text:c="2"/>"lastName": "Thompson"</text:span></text:p>
      <text:p text:style-name="P27"><text:span text:style-name="Source_20_Text">}</text:span></text:p>
      <text:p text:style-name="P26"><text:span text:style-name="Source_20_Text">{</text:span></text:p>
      <text:p text:style-name="P26"><text:span text:style-name="Source_20_Text"><text:s text:c="2"/>"$class": "net.biz.digitalPropertyNetwork.Person",</text:span></text:p>
      <text:p text:style-name="P26"><text:span text:style-name="Source_20_Text"><text:s text:c="2"/>"personId": "personId:Jenny",</text:span></text:p>
      <text:p text:style-name="P26"><text:span text:style-name="Source_20_Text"><text:s text:c="2"/>"firstName": "Jenny",</text:span></text:p>
      <text:p text:style-name="P26"><text:span text:style-name="Source_20_Text"><text:s text:c="2"/>"lastName": "Jones"</text:span></text:p>
      <text:p text:style-name="P27"><text:span text:style-name="Source_20_Text">}</text:span></text:p>
      <text:p text:style-name="P3">Create a <text:span text:style-name="Source_20_Text">LandTitle</text:span> asset:</text:p>
      <text:p text:style-name="P26"><text:span text:style-name="Source_20_Text">{</text:span></text:p>
      <text:p text:style-name="P26"><text:span text:style-name="Source_20_Text"><text:s text:c="2"/>"$class": "net.biz.digitalPropertyNetwork.LandTitle",</text:span></text:p>
      <text:p text:style-name="P26"><text:span text:style-name="Source_20_Text"><text:s text:c="2"/>"titleId": "titleId:ABCD",</text:span></text:p>
      <text:p text:style-name="P26"><text:span text:style-name="Source_20_Text"><text:s text:c="2"/>"owner": "resource:net.biz.digitalPropertyNetwork.Person#personId:Billy",</text:span></text:p>
      <text:p text:style-name="P26"><text:span text:style-name="Source_20_Text"><text:s text:c="2"/>"information": "Detached House"</text:span></text:p>
      <text:p text:style-name="P27"><text:span text:style-name="Source_20_Text">}</text:span></text:p>
      <text:p text:style-name="P3">Create a <text:span text:style-name="Source_20_Text">SalesAgreement</text:span> asset:</text:p>
      <text:p text:style-name="P26"><text:span text:style-name="Source_20_Text">{</text:span></text:p>
      <text:p text:style-name="P26"><text:span text:style-name="Source_20_Text"><text:s text:c="2"/>"$class": "net.biz.digitalPropertyNetwork.SalesAgreement",</text:span></text:p>
      <text:p text:style-name="P26"><text:span text:style-name="Source_20_Text"><text:s text:c="2"/>"salesId": "salesId:1234",</text:span></text:p>
      <text:p text:style-name="P26"><text:span text:style-name="Source_20_Text"><text:s text:c="2"/>"buyer": "resource:net.biz.digitalPropertyNetwork.Person#personId:Jenny",</text:span></text:p>
      <text:p text:style-name="P26"><text:soft-page-break/><text:span text:style-name="Source_20_Text"><text:s text:c="2"/>"seller": "resource:net.biz.digitalPropertyNetwork.Person#personId:Billy",</text:span></text:p>
      <text:p text:style-name="P26"><text:span text:style-name="Source_20_Text"><text:s text:c="2"/>"title": "resource:net.biz.digitalPropertyNetwork.LandTitle#titleId:ABCD"</text:span></text:p>
      <text:p text:style-name="P27"><text:span text:style-name="Source_20_Text">}</text:span></text:p>
      <text:p text:style-name="P3">Submit a <text:span text:style-name="Source_20_Text">RegisterPropertyForSale</text:span> transaction:</text:p>
      <text:p text:style-name="P26"><text:span text:style-name="Source_20_Text">{</text:span></text:p>
      <text:p text:style-name="P26"><text:span text:style-name="Source_20_Text"><text:s text:c="2"/>"$class": "net.biz.digitalPropertyNetwork.RegisterPropertyForSale",</text:span></text:p>
      <text:p text:style-name="P26"><text:span text:style-name="Source_20_Text"><text:s text:c="2"/>"seller": "resource:net.biz.digitalPropertyNetwork.Person#personId:Billy",</text:span></text:p>
      <text:p text:style-name="P26"><text:span text:style-name="Source_20_Text"><text:s text:c="2"/>"title": "resource:net.biz.digitalPropertyNetwork.LandTitle#titleId:ABCD"</text:span></text:p>
      <text:p text:style-name="P27"><text:span text:style-name="Source_20_Text">}</text:span></text:p>
      <text:p text:style-name="P3">This <text:span text:style-name="Source_20_Text">RegisterPropertyForSale</text:span> transaction will update <text:span text:style-name="Source_20_Text">titleId:ABCD</text:span> <text:span text:style-name="Source_20_Text">LandTitle</text:span> asset to <text:span text:style-name="Source_20_Text">forSale</text:span>.</text:p>
      <text:p text:style-name="P3">Congratulations!</text:p>
      <text:p text:style-name="P3"/>
      <text:list xml:id="list163024987991201" text:continue-numbering="true" text:style-name="L1">
        <text:list-item>
          <text:p text:style-name="P8"><text:span text:style-name="T1">f</text:span>und-clearing-network</text:p>
          <text:p text:style-name="P8"><text:a xlink:type="simple" xlink:href="https://www.npmjs.com/package/fund-clearing-network" text:style-name="Internet_20_link" text:visited-style-name="Visited_20_Internet_20_Link">https://www.npmjs.com/package/fund-clearing-network</text:a></text:p>
        </text:list-item>
      </text:list>
      <text:p text:style-name="P19">The Fund Clearing Network allows network participants to process inter-participant payments, thus replacing a traditional clearing house. We assume that participants within the network are Banking entities, that accumulate and submit one or more <text:span text:style-name="Source_20_Text">TransferRequest</text:span> items to other participants. These transfer requests are placed into the business network, and when a <text:span text:style-name="Source_20_Text">CreateBatch</text:span> transaction is invoked, all transfer requests for each <text:span text:style-name="Source_20_Text">BankingParticipant</text:span> is accumulated into a series of net <text:span text:style-name="Source_20_Text">BatchTransferRequest</text:span>. Each <text:span text:style-name="Source_20_Text">BatchTransferRequest</text:span> details the required net <text:span text:style-name="Source_20_Text">Settlement</text:span> between each <text:span text:style-name="Source_20_Text">BankingParticipant</text:span> for the contained array of <text:span text:style-name="Source_20_Text">TransferRequest</text:span> items, based on the <text:span text:style-name="Source_20_Text">Currency</text:span> of the creditor bank.</text:p>
      <text:h text:style-name="P28" text:outline-level="1"><text:bookmark text:name="user-content-network-flow"/>Network Flow</text:h>
      <text:p text:style-name="P3">The Business Network flow is the following:</text:p>
      <text:list xml:id="list1282453371" text:style-name="L2">
        <text:list-item>
          <text:p text:style-name="P17"><text:span text:style-name="Source_20_Text">BankingParticipant</text:span> submits a series of <text:span text:style-name="Source_20_Text">SubmitTransferRequest</text:span> transactions, creating as many <text:span text:style-name="Source_20_Text">TransferRequest</text:span> assets as needed. </text:p>
        </text:list-item>
        <text:list-item>
          <text:p text:style-name="P17"><text:span text:style-name="Source_20_Text">CreateBatch</text:span> transaction is invoked, with a current <text:span text:style-name="Source_20_Text">UsdExchangeRate</text:span> array, aggregating all <text:span text:style-name="Source_20_Text">TransferRequests</text:span> related to that bank into a new <text:span text:style-name="Source_20_Text">BatchTransferRequest</text:span> asset. All related <text:span text:style-name="Source_20_Text">TransferRequests</text:span> are placed into <text:span text:style-name="Source_20_Text">PROCESSING</text:span> state. </text:p>
        </text:list-item>
        <text:list-item>
          <text:p text:style-name="P17"><text:span text:style-name="Source_20_Text">BankingParticipant</text:span> detects <text:span text:style-name="Source_20_Text">BatchTransferRequest</text:span> assets that they are involved in and processes internally all referenced <text:span text:style-name="Source_20_Text">TransferRequest</text:span> assets related to the batch. At this stage the bank would be updating internal systems to mark the payment in principle for credit and debit actions. Once all <text:span text:style-name="Source_20_Text">TransferRequest</text:span> assests have been processed internally, the <text:span text:style-name="Source_20_Text">BankingParticipant</text:span> executes a <text:span text:style-name="Source_20_Text">MarkPreProcessComplete</text:span> transaction, which will update all the <text:span text:style-name="Source_20_Text">TransferRequest</text:span> assets contained in a <text:span text:style-name="Source_20_Text">BatchTransferRequest</text:span>, automatically changing their state to <text:span text:style-name="Source_20_Text">PRE_PROCESS_COMPLETE</text:span>. </text:p>
        </text:list-item>
        <text:list-item>
          <text:p text:style-name="P17">When all referenced <text:span text:style-name="Source_20_Text">TransferRequest</text:span> assets are in the <text:span text:style-name="Source_20_Text">PRE_PROCESS_COMPLETE</text:span> state, the <text:span text:style-name="Source_20_Text">BatchTransferRequest</text:span> changes state to <text:span text:style-name="Source_20_Text">READY_TO_SETTLE</text:span>. </text:p>
        </text:list-item>
        <text:list-item>
          <text:p text:style-name="P17"><text:span text:style-name="Source_20_Text">CompleteSettlement</text:span> transaction is invoked, with a current <text:span text:style-name="Source_20_Text">UsdExchangeRate</text:span> array and the identity of a <text:span text:style-name="Source_20_Text">BatchTransferRequest</text:span>. This executes a fund transfer between the participating banks for the passed <text:span text:style-name="Source_20_Text">BatchTransferRequest</text:span> and the state is moved to <text:span text:style-name="Source_20_Text">PENDING_POST_PROCESS</text:span>. </text:p>
        </text:list-item>
        <text:list-item>
          <text:p text:style-name="P17"><text:soft-page-break/>Once settlement has occurred, each <text:span text:style-name="Source_20_Text">BankingParticipant</text:span> would be updating their internal systems to move credit/debit payments from in principal, to complete. After their internal action, a <text:span text:style-name="Source_20_Text">MarkPostProcessComplete</text:span> would be submitted, which acts to update the state of all relevant <text:span text:style-name="Source_20_Text">TransferRequest</text:span> assets to <text:span text:style-name="Source_20_Text">COMPLETE</text:span>. </text:p>
        </text:list-item>
        <text:list-item>
          <text:p text:style-name="P15">Once all <text:span text:style-name="Source_20_Text">TransferRequest</text:span> assets are in the <text:span text:style-name="Source_20_Text">COMPLETE</text:span> state, the parent <text:span text:style-name="Source_20_Text">BatchTransferRequest</text:span> is marked as <text:span text:style-name="Source_20_Text">COMPLETE</text:span>. </text:p>
        </text:list-item>
      </text:list>
      <text:p text:style-name="P3">This business network defines:</text:p>
      <text:p text:style-name="P3"><text:span text:style-name="Strong_20_Emphasis">Participants</text:span> <text:span text:style-name="Source_20_Text">BankingParticipant</text:span></text:p>
      <text:p text:style-name="P3"><text:span text:style-name="Strong_20_Emphasis">Assets</text:span> <text:span text:style-name="Source_20_Text">TransferRequest</text:span>, <text:span text:style-name="Source_20_Text">BatchTransferRequest</text:span></text:p>
      <text:p text:style-name="P3"><text:span text:style-name="Strong_20_Emphasis">Transactions</text:span> <text:span text:style-name="Source_20_Text">SubmitTransferRequest</text:span>, <text:span text:style-name="Source_20_Text">CreateBatch</text:span>, <text:span text:style-name="Source_20_Text">MarkPreProcessComplete</text:span>, <text:span text:style-name="Source_20_Text">CompleteSettlement</text:span>, <text:span text:style-name="Source_20_Text">MarkPostProcessComplete</text:span></text:p>
      <text:h text:style-name="P29" text:outline-level="2"><text:bookmark text:name="user-content-submittransferrequest"/>SubmitTransferRequest</text:h>
      <text:p text:style-name="P3">The <text:span text:style-name="Source_20_Text">SubmitTransferRequest</text:span> transaction submitted by a <text:span text:style-name="Source_20_Text">BankingParticipant</text:span> participant will create a new <text:span text:style-name="Source_20_Text">TransferRequest</text:span> asset.</text:p>
      <text:p text:style-name="P3">To test this Business Network Definition in the <text:span text:style-name="Strong_20_Emphasis">Test</text:span> tab:</text:p>
      <text:p text:style-name="P3">Create a minimum of two <text:span text:style-name="Source_20_Text">BankingParticipant</text:span> participants:</text:p>
      <text:p text:style-name="P26"><text:span text:style-name="Source_20_Text">{</text:span></text:p>
      <text:p text:style-name="P26"><text:span text:style-name="Source_20_Text"><text:s text:c="2"/>"$class": "org.clearing.BankingParticipant",</text:span></text:p>
      <text:p text:style-name="P26"><text:span text:style-name="Source_20_Text"><text:s text:c="2"/>"bankingId": "bank1",</text:span></text:p>
      <text:p text:style-name="P26"><text:span text:style-name="Source_20_Text"><text:s text:c="2"/>"bankingName": "Bank Name 1",</text:span></text:p>
      <text:p text:style-name="P26"><text:span text:style-name="Source_20_Text"><text:s text:c="2"/>"workingCurrency": "USD",</text:span></text:p>
      <text:p text:style-name="P26"><text:span text:style-name="Source_20_Text"><text:s text:c="2"/>"fundBalance": 1000000</text:span></text:p>
      <text:p text:style-name="P27"><text:span text:style-name="Source_20_Text">}</text:span></text:p>
      <text:p text:style-name="P26"><text:span text:style-name="Source_20_Text">{</text:span></text:p>
      <text:p text:style-name="P26"><text:span text:style-name="Source_20_Text"><text:s text:c="2"/>"$class": "org.clearing.BankingParticipant",</text:span></text:p>
      <text:p text:style-name="P26"><text:span text:style-name="Source_20_Text"><text:s text:c="2"/>"bankingId": "bank2",</text:span></text:p>
      <text:p text:style-name="P26"><text:span text:style-name="Source_20_Text"><text:s text:c="2"/>"bankingName": "Bank Name 2",</text:span></text:p>
      <text:p text:style-name="P26"><text:span text:style-name="Source_20_Text"><text:s text:c="2"/>"workingCurrency": "EURO",</text:span></text:p>
      <text:p text:style-name="P26"><text:span text:style-name="Source_20_Text"><text:s text:c="2"/>"fundBalance": 1000000</text:span></text:p>
      <text:p text:style-name="P27"><text:span text:style-name="Source_20_Text">}</text:span></text:p>
      <text:p text:style-name="P3">Create identities for both of these participants, as it is necessary to interact with the flow under two separate identities that are bound to the <text:span text:style-name="Source_20_Text">BankingParticipant</text:span> participants involved in a <text:span text:style-name="Source_20_Text">BatchTransaferRequest</text:span>.</text:p>
      <text:p text:style-name="P3">Submit a series of <text:span text:style-name="Source_20_Text">SubmitTransferRequest</text:span> transactions.</text:p>
      <text:p text:style-name="P26"><text:span text:style-name="Source_20_Text">{</text:span></text:p>
      <text:p text:style-name="P26"><text:span text:style-name="Source_20_Text"><text:s text:c="2"/>"$class":"org.clearing.SubmitTransferRequest",</text:span></text:p>
      <text:p text:style-name="P26"><text:span text:style-name="Source_20_Text"><text:s text:c="2"/>"transferId":"xferid1",</text:span></text:p>
      <text:p text:style-name="P26"><text:span text:style-name="Source_20_Text"><text:s text:c="2"/>"toBank":"bank2",</text:span></text:p>
      <text:p text:style-name="P26"><text:span text:style-name="Source_20_Text"><text:s text:c="2"/>"state":"PENDING",</text:span></text:p>
      <text:p text:style-name="P26"><text:span text:style-name="Source_20_Text"><text:s text:c="2"/>"details": {</text:span></text:p>
      <text:p text:style-name="P26"><text:span text:style-name="Source_20_Text"><text:s text:c="4"/>"$class":"org.clearing.Transfer",</text:span></text:p>
      <text:p text:style-name="P26"><text:span text:style-name="Source_20_Text"><text:s text:c="4"/>"currency":"USD",</text:span></text:p>
      <text:p text:style-name="P26"><text:span text:style-name="Source_20_Text"><text:s text:c="4"/>"amount":1000,</text:span></text:p>
      <text:p text:style-name="P26"><text:span text:style-name="Source_20_Text"><text:s text:c="4"/>"fromAccount":"111111",</text:span></text:p>
      <text:p text:style-name="P26"><text:span text:style-name="Source_20_Text"><text:s text:c="4"/>"toAccount":"222222"</text:span></text:p>
      <text:p text:style-name="P26"><text:span text:style-name="Source_20_Text"><text:s text:c="2"/>}</text:span></text:p>
      <text:p text:style-name="P27"><text:span text:style-name="Source_20_Text">}</text:span></text:p>
      <text:p text:style-name="P26"><text:span text:style-name="Source_20_Text">{</text:span></text:p>
      <text:p text:style-name="P26"><text:span text:style-name="Source_20_Text"><text:s text:c="2"/>"$class":"org.clearing.SubmitTransferRequest",</text:span></text:p>
      <text:p text:style-name="P26"><text:span text:style-name="Source_20_Text"><text:s text:c="2"/>"transferId":"xferid2",</text:span></text:p>
      <text:p text:style-name="P26"><text:span text:style-name="Source_20_Text"><text:s text:c="2"/>"toBank":"bank1",</text:span></text:p>
      <text:p text:style-name="P26"><text:span text:style-name="Source_20_Text"><text:s text:c="2"/>"state":"PENDING",</text:span></text:p>
      <text:p text:style-name="P26"><text:span text:style-name="Source_20_Text"><text:s text:c="2"/>"details":{</text:span></text:p>
      <text:p text:style-name="P26"><text:span text:style-name="Source_20_Text"><text:s text:c="4"/>"$class":"org.clearing.Transfer",</text:span></text:p>
      <text:p text:style-name="P26"><text:span text:style-name="Source_20_Text"><text:s text:c="4"/>"currency":"EURO",</text:span></text:p>
      <text:p text:style-name="P26"><text:span text:style-name="Source_20_Text"><text:s text:c="4"/>"amount":1000,</text:span></text:p>
      <text:p text:style-name="P26"><text:span text:style-name="Source_20_Text"><text:s text:c="4"/>"fromAccount":"333333",</text:span></text:p>
      <text:p text:style-name="P26"><text:soft-page-break/><text:span text:style-name="Source_20_Text"><text:s text:c="4"/>"toAccount":"444444"</text:span></text:p>
      <text:p text:style-name="P26"><text:span text:style-name="Source_20_Text"><text:s text:c="2"/>}</text:span></text:p>
      <text:p text:style-name="P27"><text:span text:style-name="Source_20_Text">}</text:span></text:p>
      <text:h text:style-name="P29" text:outline-level="2"><text:bookmark text:name="user-content-createbatch"/>CreateBatch</text:h>
      <text:p text:style-name="P3">The <text:span text:style-name="Source_20_Text">CreateBatch</text:span> transaction submitted by a <text:span text:style-name="Source_20_Text">BankingParticipant</text:span> participant will create a new <text:span text:style-name="Source_20_Text">BatchTransferRequest</text:span>.</text:p>
      <text:p text:style-name="P3">To test this Business Network Definition in the <text:span text:style-name="Strong_20_Emphasis">Test</text:span> tab:</text:p>
      <text:p text:style-name="P3">Create two <text:span text:style-name="Source_20_Text">BankingParticipant</text:span> participants and two <text:span text:style-name="Source_20_Text">TransferRequests</text:span> assets, as detailed above.</text:p>
      <text:p text:style-name="P3">Submit a <text:span text:style-name="Source_20_Text">CreateBatch</text:span> transaction:</text:p>
      <text:p text:style-name="P26"><text:span text:style-name="Source_20_Text">{</text:span></text:p>
      <text:p text:style-name="P26"><text:span text:style-name="Source_20_Text"><text:s text:c="2"/>"$class": "org.clearing.CreateBatch",</text:span></text:p>
      <text:p text:style-name="P26"><text:span text:style-name="Source_20_Text"><text:s text:c="2"/>"batchId": "batch1",</text:span></text:p>
      <text:p text:style-name="P26"><text:span text:style-name="Source_20_Text"><text:s text:c="2"/>"usdRates": [</text:span></text:p>
      <text:p text:style-name="P26"><text:span text:style-name="Source_20_Text"><text:s text:c="4"/>{"$class":"org.clearing.UsdExchangeRate", "to":"EURO","rate":0.75},</text:span></text:p>
      <text:p text:style-name="P26"><text:span text:style-name="Source_20_Text"><text:s text:c="4"/>{"$class":"org.clearing.UsdExchangeRate", "to":"STERLING","rate":1.75}</text:span></text:p>
      <text:p text:style-name="P26"><text:span text:style-name="Source_20_Text"><text:s text:c="2"/>]</text:span></text:p>
      <text:p text:style-name="P27"><text:span text:style-name="Source_20_Text">}</text:span></text:p>
      <text:p text:style-name="P3">The <text:span text:style-name="Source_20_Text">CreateBatch</text:span> transaction will create a new <text:span text:style-name="Source_20_Text">BatchTransferRequest</text:span> in the Asset Registry for each unique pairing of <text:span text:style-name="Source_20_Text">BankingParticipant</text:span> participants that have pending <text:span text:style-name="Source_20_Text">TransferRequest</text:span> assets. An event will be emitted for each <text:span text:style-name="Source_20_Text">BatchTransferRequest</text:span> created.</text:p>
      <text:p text:style-name="P3">Each <text:span text:style-name="Source_20_Text">TransferRequest</text:span> references by the batch changes state to <text:span text:style-name="Source_20_Text">PROCESSING</text:span>.</text:p>
      <text:p text:style-name="P3">Note that the new <text:span text:style-name="Source_20_Text">BatchTransferRequest</text:span> asset contains a <text:span text:style-name="Source_20_Text">batchId</text:span> field that has additional ":-" appended to the batchID that was submitted in the transaction, where each is the identity of the banks participating in the particular <text:span text:style-name="Source_20_Text">BatchTransferRequest</text:span>.</text:p>
      <text:h text:style-name="P29" text:outline-level="2"><text:bookmark text:name="user-content-markpreprocesscomplete"/>MarkPreProcessComplete</text:h>
      <text:p text:style-name="P3">The <text:span text:style-name="Source_20_Text">MarkPreProcessComplete</text:span> transaction submitted by a user with an identity bound to a <text:span text:style-name="Source_20_Text">BankingParticipant</text:span> participant will update all <text:span text:style-name="Source_20_Text">TransferRequest</text:span> assets for the relevant <text:span text:style-name="Source_20_Text">BankingParticipant</text:span> within a <text:span text:style-name="Source_20_Text">BatchTransferRequest</text:span> to be in the sate <text:span text:style-name="Source_20_Text">PRE_PROCESS_COMPLETE</text:span>. If all referenced <text:span text:style-name="Source_20_Text">TransferRequest</text:span> assets are detected to be in the <text:span text:style-name="Source_20_Text">PRE_PROCESS_COMPLETE</text:span> state, then the <text:span text:style-name="Source_20_Text">BatchTransferRequest</text:span> is marked to be in the state <text:span text:style-name="Source_20_Text">READY_TO_SETTLE</text:span>.</text:p>
      <text:p text:style-name="P3">To test this Business Network Definition in the <text:span text:style-name="Strong_20_Emphasis">Test</text:span> tab:</text:p>
      <text:p text:style-name="P3">Create a <text:span text:style-name="Source_20_Text">BatchTransferRequest</text:span>, as detailed above.</text:p>
      <text:p text:style-name="P3">Access the business network under an identity bound to a <text:span text:style-name="Source_20_Text">BankingParticipant</text:span>. Submit a <text:span text:style-name="Source_20_Text">MarkPreProcessComplete</text:span> transaction, passing details of the <text:span text:style-name="Source_20_Text">BatchTransferRequest</text:span> identifier.</text:p>
      <text:p text:style-name="P26"><text:span text:style-name="Source_20_Text">{</text:span></text:p>
      <text:p text:style-name="P26"><text:span text:style-name="Source_20_Text"><text:s text:c="2"/>"$class": "org.clearing.MarkPreProcessComplete",</text:span></text:p>
      <text:p text:style-name="P26"><text:span text:style-name="Source_20_Text"><text:s text:c="2"/>"batchId": "batch1:bank1-bank2"</text:span></text:p>
      <text:p text:style-name="P27"><text:span text:style-name="Source_20_Text">}</text:span></text:p>
      <text:p text:style-name="P3">Repeat for both bound identities contained in the <text:span text:style-name="Source_20_Text">BatchTransferRequest</text:span>.</text:p>
      <text:h text:style-name="P29" text:outline-level="2"><text:bookmark text:name="user-content-completesettlement"/><text:soft-page-break/>CompleteSettlement</text:h>
      <text:p text:style-name="P3">The <text:span text:style-name="Source_20_Text">CompleteSettlement</text:span> transaction submitted by a user with an identity bound to a <text:span text:style-name="Source_20_Text">BankingParticipant</text:span> participant will perform a fund transafer between the named <text:span text:style-name="Source_20_Text">BankingParticipant</text:span> participants from the passed <text:span text:style-name="Source_20_Text">BatchTransferRequest</text:span> identifier, based on the most recent passed <text:span text:style-name="Source_20_Text">UsdExchangeRates</text:span> array. Once funds have been transfered between <text:span text:style-name="Source_20_Text">BankingParticipant</text:span> participants, the <text:span text:style-name="Source_20_Text">BatchTransferRequest</text:span> will be marked in the <text:span text:style-name="Source_20_Text">PENDING_POST_PROCESS</text:span> state.</text:p>
      <text:p text:style-name="P3">To test this Business Network Definition in the <text:span text:style-name="Strong_20_Emphasis">Test</text:span> tab:</text:p>
      <text:p text:style-name="P3">Create a <text:span text:style-name="Source_20_Text">BatchTransferRequest</text:span> and execute <text:span text:style-name="Source_20_Text">MarkPreProcessComplete</text:span> for both named participants, as detailed above.</text:p>
      <text:p text:style-name="P3">Access the business network under an identity bound to a <text:span text:style-name="Source_20_Text">BankingParticipant</text:span>. Submit a <text:span text:style-name="Source_20_Text">CompleteSettlement</text:span> transaction, passing details of the <text:span text:style-name="Source_20_Text">BatchTransferRequest</text:span> identifier and an array of current exchange rates to be used for currency adjustment.</text:p>
      <text:p text:style-name="P26"><text:span text:style-name="Source_20_Text">{</text:span></text:p>
      <text:p text:style-name="P26"><text:span text:style-name="Source_20_Text"><text:s text:c="2"/>"$class": "org.clearing.CompleteSettlement",</text:span></text:p>
      <text:p text:style-name="P26"><text:span text:style-name="Source_20_Text"><text:s text:c="2"/>"batchId": "batch1:bank1-bank2",</text:span></text:p>
      <text:p text:style-name="P26"><text:span text:style-name="Source_20_Text"><text:s text:c="2"/>"usdRates": [</text:span></text:p>
      <text:p text:style-name="P26"><text:span text:style-name="Source_20_Text"><text:s text:c="4"/>{"$class":"org.clearing.UsdExchangeRate", "to":"EURO","rate":0.75},</text:span></text:p>
      <text:p text:style-name="P26"><text:span text:style-name="Source_20_Text"><text:s text:c="4"/>{"$class":"org.clearing.UsdExchangeRate", "to":"STERLING","rate":1.75}</text:span></text:p>
      <text:p text:style-name="P26"><text:span text:style-name="Source_20_Text"><text:s text:c="2"/>]</text:span></text:p>
      <text:p text:style-name="P27"><text:span text:style-name="Source_20_Text">}</text:span></text:p>
      <text:h text:style-name="P29" text:outline-level="2"><text:bookmark text:name="user-content-markpostprocesscomplete"/>MarkPostProcessComplete</text:h>
      <text:p text:style-name="P3">The <text:span text:style-name="Source_20_Text">MarkPostProcessComplete</text:span> transaction submitted by a user with an identity bound to a <text:span text:style-name="Source_20_Text">BankingParticipant</text:span> participant will update all <text:span text:style-name="Source_20_Text">TransferRequest</text:span> assets the participant is named as a creditor for within a <text:span text:style-name="Source_20_Text">BatchTransferRequest</text:span>, changing the state to <text:span text:style-name="Source_20_Text">COMPLETE</text:span>. If all referenced <text:span text:style-name="Source_20_Text">TransferRequest</text:span> assets contained in a <text:span text:style-name="Source_20_Text">BatchTransferRequest</text:span> are detected to be in the <text:span text:style-name="Source_20_Text">COMPLETE</text:span> state, then the <text:span text:style-name="Source_20_Text">BatchTransferRequest</text:span> is changed to the state <text:span text:style-name="Source_20_Text">COMPLETE</text:span>.</text:p>
      <text:p text:style-name="P3">To test this Business Network Definition in the <text:span text:style-name="Strong_20_Emphasis">Test</text:span> tab:</text:p>
      <text:p text:style-name="P3">Access the business network under an identity bound to a <text:span text:style-name="Source_20_Text">BankingParticipant</text:span>. Create a <text:span text:style-name="Source_20_Text">BatchTransferRequest</text:span> and execute <text:span text:style-name="Source_20_Text">MarkPreProcessComplete</text:span> for both named participants, followed by a <text:span text:style-name="Source_20_Text">CompleteSettlement</text:span> transaction, as detaied above.</text:p>
      <text:p text:style-name="P3">Submit a <text:span text:style-name="Source_20_Text">MarkPostProcessComplete</text:span> transaction, passing details of the <text:span text:style-name="Source_20_Text">BatchTransferRequest</text:span> identifier</text:p>
      <text:p text:style-name="P26"><text:span text:style-name="Source_20_Text">{</text:span></text:p>
      <text:p text:style-name="P26"><text:span text:style-name="Source_20_Text"><text:s text:c="2"/>"$class": "org.clearing.MarkPostProcessComplete",</text:span></text:p>
      <text:p text:style-name="P26"><text:span text:style-name="Source_20_Text"><text:s text:c="2"/>"batchId": "batch1:bank1-bank2"</text:span></text:p>
      <text:p text:style-name="P27"><text:span text:style-name="Source_20_Text">}</text:span></text:p>
      <text:p text:style-name="P3">Repeat for both bound identities.</text:p>
      <text:p text:style-name="P1"/>
      <text:list xml:id="list163024636646666" text:continue-list="list163024987991201" text:style-name="L1">
        <text:list-item>
          <text:p text:style-name="P8">Letters-of-credit-network</text:p>
          <text:p text:style-name="P8"><text:a xlink:type="simple" xlink:href="https://www.npmjs.com/package/letters-of-credit-network" text:style-name="Internet_20_link" text:visited-style-name="Visited_20_Internet_20_Link">https://www.npmjs.com/package/letters-of-credit-network</text:a></text:p>
        </text:list-item>
      </text:list>
      <text:p text:style-name="P21">This network tracks letters of credit from application through to closure.</text:p>
      <text:h text:style-name="P29" text:outline-level="2"><text:bookmark text:name="user-content-models-within-this-business-network"/><text:soft-page-break/>Models within this business network</text:h>
      <text:h text:style-name="P31" text:outline-level="3"><text:bookmark text:name="user-content-participants"/>Participants</text:h>
      <text:p text:style-name="P3"><text:span text:style-name="Source_20_Text">Customer</text:span>, <text:span text:style-name="Source_20_Text">Bank Employee</text:span></text:p>
      <text:h text:style-name="P31" text:outline-level="3"><text:bookmark text:name="user-content-assets"/>Assets</text:h>
      <text:p text:style-name="P3"><text:span text:style-name="Source_20_Text">LetterOfCredit</text:span></text:p>
      <text:h text:style-name="P31" text:outline-level="3"><text:bookmark text:name="user-content-transactions"/>Transactions</text:h>
      <text:p text:style-name="P3"><text:span text:style-name="Source_20_Text">InitialApplication</text:span>, <text:span text:style-name="Source_20_Text">Approve</text:span>, <text:span text:style-name="Source_20_Text">Reject</text:span>, <text:span text:style-name="Source_20_Text">SuggestChanges</text:span>, <text:span text:style-name="Source_20_Text">ShipProduct</text:span>, <text:span text:style-name="Source_20_Text">ReceiveProduct</text:span>, <text:span text:style-name="Source_20_Text">ReadyForPayment</text:span>, <text:span text:style-name="Source_20_Text">Close</text:span>, <text:span text:style-name="Source_20_Text">CreateDemoParticipants</text:span></text:p>
      <text:h text:style-name="P31" text:outline-level="3"><text:bookmark text:name="user-content-events"/>Events</text:h>
      <text:p text:style-name="P3"><text:span text:style-name="Source_20_Text">InitialApplicationEvent</text:span>, <text:span text:style-name="Source_20_Text">ApproveEvent</text:span>, <text:span text:style-name="Source_20_Text">RejectEvent</text:span>, <text:span text:style-name="Source_20_Text">SuggestChangesEvent</text:span>, <text:span text:style-name="Source_20_Text">ShipProductEvent</text:span>, <text:span text:style-name="Source_20_Text">ReceiveProductEvent</text:span>, <text:span text:style-name="Source_20_Text">ReadyForPaymentEvent</text:span>, <text:span text:style-name="Source_20_Text">CloseEvent</text:span></text:p>
      <text:h text:style-name="P29" text:outline-level="2"><text:bookmark text:name="user-content-example-use-of-this-business-network"/>Example use of this Business network</text:h>
      <text:p text:style-name="P3">Two parties, each a <text:span text:style-name="Source_20_Text">Customer</text:span> of a bank come to an agreement that Party A will import x number of Product Y from Party B.</text:p>
      <text:p text:style-name="P3">Party A uses their banking application to request a letter of credit using details from the agreement. The banking application submits an <text:span text:style-name="Source_20_Text">InitialApplication</text:span> transaction which creates a new <text:span text:style-name="Source_20_Text">LetterOfCredit</text:span> asset containing details of the two parties, their banks and their agreement.</text:p>
      <text:p text:style-name="P3">A <text:span text:style-name="Source_20_Text">BankEmployee</text:span> at Party A's bank uses the banks internal application to review the letter of credit. The employee decides they do not like the rules set out in the application and therefore they decide to suggest changes using their application to submit a <text:span text:style-name="Source_20_Text">SuggestChanges</text:span> transaction.</text:p>
      <text:p text:style-name="P3">Party A is alerted on their banking application that changes have been suggested in the letter of credit. Party A reviews the changes to the rules suggested by their bank and approves the changes using their banking application to submit an <text:span text:style-name="Source_20_Text">Approve</text:span> transaction.</text:p>
      <text:p text:style-name="P3">The letter is now approved by both Party A and their bank. A <text:span text:style-name="Source_20_Text">BankEmployee</text:span> at Party B's bank uses the banks internal application to review the letter of credit. The employee uses their application to submit an <text:span text:style-name="Source_20_Text">Approve</text:span> transaction to mark that Party B's bank is happy with the issuance of the letter of credit to their customer, Party B.</text:p>
      <text:p text:style-name="P3">Party B is alerted to the letter of credit in their banking application. They use the application to review the letter and approve it using their application to submit an <text:span text:style-name="Source_20_Text">Approve</text:span> transaction. The letter is now unable to be changed any further.</text:p>
      <text:p text:style-name="P3">Once Party B has manufactured the goods and sent them for shipping Party B uses their banking application to access the letter of credit and mark the goods relating to it as shipped using a <text:span text:style-name="Source_20_Text">ShipProduct</text:span> transaction, passing with the transaction a hash of the shipping documents to be used as proof of shipping.</text:p>
      <text:p text:style-name="P3">When the goods arrive at their destination Party A reviews what they have received and checks that the received goods match the rules set out in the letter of credit. Party A is happy that they do and uses the banking application to submit a <text:span text:style-name="Source_20_Text">ReceiveProduct</text:span> transaction.</text:p>
      <text:p text:style-name="P3"><text:soft-page-break/>A <text:span text:style-name="Source_20_Text">BankEmployee</text:span> at Party A's bank is alerted that Party A has stated that the goods are received. The employee does their own checks on the goods against the letter of credit rules and then uses their banking application to submit a <text:span text:style-name="Source_20_Text">ReadyForPayment</text:span> transaction. Their own internal system then transfers funds to Party B's bank.</text:p>
      <text:p text:style-name="P3">A <text:span text:style-name="Source_20_Text">BankEmployee</text:span> at Party B's bank is alerted that the letter of credit is ready to be paid and confirms that Party A has transferred the funds. The employee uses their banking application to close the letter of credit using a <text:span text:style-name="Source_20_Text">Close</text:span> transaction and pay the money into Party B's account.</text:p>
      <text:h text:style-name="P29" text:outline-level="2"><text:bookmark text:name="user-content-testing-this-network-within-playground"/>Testing this network within playground</text:h>
      <text:p text:style-name="P3">The steps below will simulate the above scenario within playground.</text:p>
      <text:p text:style-name="P3">Navigate to the <text:span text:style-name="Strong_20_Emphasis">Test</text:span> tab and then submit a <text:span text:style-name="Source_20_Text">CreateDemoParticipants</text:span> transaction:</text:p>
      <text:p text:style-name="P26"><text:span text:style-name="Source_20_Text">{</text:span></text:p>
      <text:p text:style-name="P26"><text:span text:style-name="Source_20_Text"><text:s text:c="2"/>"$class": "org.example.loc.CreateDemoParticipants"</text:span></text:p>
      <text:p text:style-name="P27"><text:span text:style-name="Source_20_Text">}</text:span></text:p>
      <text:p text:style-name="P3">Navigate to the ID registry and generate IDs for:</text:p>
      <text:p text:style-name="P26"><text:span text:style-name="Source_20_Text">org.example.loc.Customer#alice</text:span></text:p>
      <text:p text:style-name="P26"><text:span text:style-name="Source_20_Text">org.example.loc.Customer#bob</text:span></text:p>
      <text:p text:style-name="P26"><text:span text:style-name="Source_20_Text">org.example.loc.BankEmployee#matias</text:span></text:p>
      <text:p text:style-name="P27"><text:span text:style-name="Source_20_Text">org.example.loc.BankEmployee#ella</text:span></text:p>
      <text:p text:style-name="P3">Select to Alice to be your identity.</text:p>
      <text:p text:style-name="P3">Navigate to the <text:span text:style-name="Strong_20_Emphasis">Test</text:span> tab and then submit an <text:span text:style-name="Source_20_Text">InitialApplication</text:span> transaction to request a letter of credit. The application will cover Alice and Bob's prior agreement to the following:</text:p>
      <text:list xml:id="list3789649071" text:style-name="L3">
        <text:list-item>
          <text:p text:style-name="P18">Bob will deliver 100 computers </text:p>
        </text:list-item>
        <text:list-item>
          <text:p text:style-name="P18">Alice will pay $450 for each computer </text:p>
        </text:list-item>
        <text:list-item>
          <text:p text:style-name="P18">The computers will be received in working order </text:p>
        </text:list-item>
        <text:list-item>
          <text:p text:style-name="P16">The computers will be received within 30 days </text:p>
        </text:list-item>
      </text:list>
      <text:p text:style-name="P26"><text:span text:style-name="Source_20_Text">{</text:span></text:p>
      <text:p text:style-name="P26"><text:span text:style-name="Source_20_Text"><text:s text:c="2"/>"$class": "org.example.loc.InitialApplication",</text:span></text:p>
      <text:p text:style-name="P26"><text:span text:style-name="Source_20_Text"><text:s text:c="2"/>"letterId": "LETTER-REF-123",</text:span></text:p>
      <text:p text:style-name="P26"><text:span text:style-name="Source_20_Text"><text:s text:c="2"/>"applicant": "resource:org.example.loc.Customer#alice",</text:span></text:p>
      <text:p text:style-name="P26"><text:span text:style-name="Source_20_Text"><text:s text:c="2"/>"beneficiary": "resource:org.example.loc.Customer#bob",</text:span></text:p>
      <text:p text:style-name="P26"><text:span text:style-name="Source_20_Text"><text:s text:c="2"/>"rules": [</text:span></text:p>
      <text:p text:style-name="P26"><text:span text:style-name="Source_20_Text"><text:s text:c="4"/>{</text:span></text:p>
      <text:p text:style-name="P26"><text:span text:style-name="Source_20_Text"><text:s text:c="6"/>"ruleId": "LETTER-REF-123-RULE-1",</text:span></text:p>
      <text:p text:style-name="P26"><text:span text:style-name="Source_20_Text"><text:s text:c="6"/>"ruleText": "The computers will be received in working order"</text:span></text:p>
      <text:p text:style-name="P26"><text:span text:style-name="Source_20_Text"><text:s text:c="4"/>},</text:span></text:p>
      <text:p text:style-name="P26"><text:span text:style-name="Source_20_Text"><text:s text:c="4"/>{</text:span></text:p>
      <text:p text:style-name="P26"><text:span text:style-name="Source_20_Text"><text:s text:c="6"/>"ruleId": "LETTER-REF-123-RULE-2",</text:span></text:p>
      <text:p text:style-name="P26"><text:span text:style-name="Source_20_Text"><text:s text:c="6"/>"ruleText": "The computers will be received within 30 days"</text:span></text:p>
      <text:p text:style-name="P26"><text:span text:style-name="Source_20_Text"><text:s text:c="4"/>}</text:span></text:p>
      <text:p text:style-name="P26"><text:span text:style-name="Source_20_Text"><text:s text:c="2"/>],</text:span></text:p>
      <text:p text:style-name="P26"><text:span text:style-name="Source_20_Text"><text:s text:c="2"/>"productDetails": {</text:span></text:p>
      <text:p text:style-name="P26"><text:span text:style-name="Source_20_Text"><text:s text:c="4"/>"$class": "org.example.loc.ProductDetails",</text:span></text:p>
      <text:p text:style-name="P26"><text:span text:style-name="Source_20_Text"><text:s text:c="4"/>"productType": "Computers",</text:span></text:p>
      <text:p text:style-name="P26"><text:span text:style-name="Source_20_Text"><text:s text:c="4"/>"quantity": 100,</text:span></text:p>
      <text:p text:style-name="P26"><text:span text:style-name="Source_20_Text"><text:s text:c="4"/>"pricePerUnit": 450</text:span></text:p>
      <text:p text:style-name="P26"><text:span text:style-name="Source_20_Text"><text:s text:c="2"/>}</text:span></text:p>
      <text:p text:style-name="P27"><text:span text:style-name="Source_20_Text">}</text:span></text:p>
      <text:p text:style-name="P3">This creates a <text:span text:style-name="Source_20_Text">LetterOfCredit</text:span> asset and sets the issuingBank to be Alice's bank and exportersBank to be Bob's bank.</text:p>
      <text:p text:style-name="P30"/>
      <text:p text:style-name="P3">Use the ID registry to select Matias to be your identity.</text:p>
      <text:p text:style-name="P3"><text:soft-page-break/>Matias works at Alice's bank. Review the letter of credit by selecting the <text:span text:style-name="Source_20_Text">LetterOfCredit</text:span> asset. Matias decides that the rules are not suitable for the bank and therefore he decides to suggest changes.</text:p>
      <text:p text:style-name="P3">Submit a <text:span text:style-name="Source_20_Text">SuggestChanges</text:span> transaction to change the rules:</text:p>
      <text:p text:style-name="P26"><text:span text:style-name="Source_20_Text">{</text:span></text:p>
      <text:p text:style-name="P26"><text:span text:style-name="Source_20_Text"><text:s text:c="2"/>"$class": "org.example.loc.SuggestChanges",</text:span></text:p>
      <text:p text:style-name="P26"><text:span text:style-name="Source_20_Text"><text:s text:c="2"/>"loc": "resource:org.example.loc.LetterOfCredit#LETTER-REF-123",</text:span></text:p>
      <text:p text:style-name="P26"><text:span text:style-name="Source_20_Text"><text:s text:c="2"/>"rules": [</text:span></text:p>
      <text:p text:style-name="P26"><text:span text:style-name="Source_20_Text"><text:s text:c="6"/>{</text:span></text:p>
      <text:p text:style-name="P26"><text:span text:style-name="Source_20_Text"><text:s text:c="6"/>"ruleId": "LETTER-REF-123-RULE-1",</text:span></text:p>
      <text:p text:style-name="P26"><text:span text:style-name="Source_20_Text"><text:s text:c="6"/>"ruleText": "The computers will be received in working order"</text:span></text:p>
      <text:p text:style-name="P26"><text:span text:style-name="Source_20_Text"><text:s text:c="4"/>},</text:span></text:p>
      <text:p text:style-name="P26"><text:span text:style-name="Source_20_Text"><text:s text:c="4"/>{</text:span></text:p>
      <text:p text:style-name="P26"><text:span text:style-name="Source_20_Text"><text:s text:c="6"/>"ruleId": "LETTER-REF-123-RULE-2-UPDATED",</text:span></text:p>
      <text:p text:style-name="P26"><text:span text:style-name="Source_20_Text"><text:s text:c="6"/>"ruleText": "The computers will be received within 15 days"</text:span></text:p>
      <text:p text:style-name="P26"><text:span text:style-name="Source_20_Text"><text:s text:c="4"/>}</text:span></text:p>
      <text:p text:style-name="P26"><text:span text:style-name="Source_20_Text"><text:s text:c="2"/>],</text:span></text:p>
      <text:p text:style-name="P26"><text:span text:style-name="Source_20_Text"><text:s text:c="2"/>"suggestingParty": "resource:org.example.loc.BankEmployee#matias"</text:span></text:p>
      <text:p text:style-name="P27"><text:span text:style-name="Source_20_Text">}</text:span></text:p>
      <text:p text:style-name="P3">This transaction clears the array <text:span text:style-name="Source_20_Text">LetterOfCredit</text:span> asset's <text:span text:style-name="Source_20_Text">approval</text:span> field, updating it contain only the suggesting party and replaces the rules with the updated rules.</text:p>
      <text:p text:style-name="P30"/>
      <text:p text:style-name="P3">Use the ID registry to select Alice to be your identity.</text:p>
      <text:p text:style-name="P3">Review the changes made to the letter of credit by selecting the <text:span text:style-name="Source_20_Text">LetterOfCredit</text:span> asset. Alice agrees with the changes and decides she will approve.</text:p>
      <text:p text:style-name="P3">Approve the letter by submitting an <text:span text:style-name="Source_20_Text">Approve</text:span> transaction:</text:p>
      <text:p text:style-name="P26"><text:span text:style-name="Source_20_Text">{</text:span></text:p>
      <text:p text:style-name="P26"><text:span text:style-name="Source_20_Text"><text:s text:c="2"/>"$class": "org.example.loc.Approve",</text:span></text:p>
      <text:p text:style-name="P26"><text:span text:style-name="Source_20_Text"><text:s text:c="2"/>"loc": "resource:org.example.loc.LetterOfCredit#LETTER-REF-123",</text:span></text:p>
      <text:p text:style-name="P26"><text:span text:style-name="Source_20_Text"><text:s text:c="2"/>"approvingParty": "resource:org.example.loc.Customer#alice"</text:span></text:p>
      <text:p text:style-name="P27"><text:span text:style-name="Source_20_Text">}</text:span></text:p>
      <text:p text:style-name="P3">This transaction adds Alice to the array of parties in the <text:span text:style-name="Source_20_Text">approval</text:span> field of the <text:span text:style-name="Source_20_Text">LetterOfCredit</text:span> asset.</text:p>
      <text:p text:style-name="P30"/>
      <text:p text:style-name="P3">Use the ID registry to select Ella to be your identity.</text:p>
      <text:p text:style-name="P3"><text:span text:style-name="Strong_20_Emphasis">NOTE:</text:span> Alice doesn't have permission to see Ella and therefore you must switch via admin first.</text:p>
      <text:p text:style-name="P3">Ella works at Bob's bank. Review the letter of credit by selecting the <text:span text:style-name="Source_20_Text">LetterOfCredit</text:span> asset. Ella decides that the letter of credit is acceptable to her bank and that she will approve the request.</text:p>
      <text:p text:style-name="P3">Approve the letter by submitting an <text:span text:style-name="Source_20_Text">Approve</text:span> transaction:</text:p>
      <text:p text:style-name="P26"><text:span text:style-name="Source_20_Text">{</text:span></text:p>
      <text:p text:style-name="P26"><text:span text:style-name="Source_20_Text"><text:s text:c="2"/>"$class": "org.example.loc.Approve",</text:span></text:p>
      <text:p text:style-name="P26"><text:span text:style-name="Source_20_Text"><text:s text:c="2"/>"loc": "resource:org.example.loc.LetterOfCredit#LETTER-REF-123",</text:span></text:p>
      <text:p text:style-name="P26"><text:span text:style-name="Source_20_Text"><text:s text:c="2"/>"approvingParty": "resource:org.example.loc.BankEmployee#ella"</text:span></text:p>
      <text:p text:style-name="P27"><text:span text:style-name="Source_20_Text">}</text:span></text:p>
      <text:p text:style-name="P3">This transaction adds Ella to the array of parties in the <text:span text:style-name="Source_20_Text">approval</text:span> field of the <text:span text:style-name="Source_20_Text">LetterOfCredit</text:span> asset.</text:p>
      <text:p text:style-name="P30"/>
      <text:p text:style-name="P3">Use the ID registry to select Bob to be your identity.</text:p>
      <text:p text:style-name="P3"><text:soft-page-break/>Bob reviews the letter of credit to ensure that it matches with his and Alice's agreement. He notices that the rules don't quite match the agreement however he still decides to accept the letter of credit and go through with the deal.</text:p>
      <text:p text:style-name="P3">Approve the letter by submitting an <text:span text:style-name="Source_20_Text">Approve</text:span> transaction:</text:p>
      <text:p text:style-name="P26"><text:span text:style-name="Source_20_Text">{</text:span></text:p>
      <text:p text:style-name="P26"><text:span text:style-name="Source_20_Text"><text:s text:c="2"/>"$class": "org.example.loc.Approve",</text:span></text:p>
      <text:p text:style-name="P26"><text:span text:style-name="Source_20_Text"><text:s text:c="2"/>"loc": "resource:org.example.loc.LetterOfCredit#LETTER-REF-123",</text:span></text:p>
      <text:p text:style-name="P26"><text:span text:style-name="Source_20_Text"><text:s text:c="2"/>"approvingParty": "resource:org.example.loc.Customer#bob"</text:span></text:p>
      <text:p text:style-name="P27"><text:span text:style-name="Source_20_Text">}</text:span></text:p>
      <text:p text:style-name="P3">This transaction adds Bob to the array of parties in the <text:span text:style-name="Source_20_Text">approval</text:span> field of the <text:span text:style-name="Source_20_Text">LetterOfCredit</text:span> asset. As now all the parties have submitted their approval the <text:span text:style-name="Source_20_Text">status</text:span> field is also updated to be <text:span text:style-name="Source_20_Text">APPROVED</text:span>. At this point no participant may reject or suggest changes to the letter. Further participants (e.g. other bank employees) are also blocked from adding their approval.</text:p>
      <text:p text:style-name="P3">Bob manufactures the computers and ships them. He updates the <text:span text:style-name="Source_20_Text">LetterOfCredit</text:span> asset to add proof that he has shipped the goods.</text:p>
      <text:p text:style-name="P3">Submit a <text:span text:style-name="Source_20_Text">ShipProduct</text:span> transaction:</text:p>
      <text:p text:style-name="P26"><text:span text:style-name="Source_20_Text">{</text:span></text:p>
      <text:p text:style-name="P26"><text:span text:style-name="Source_20_Text"><text:s text:c="2"/>"$class": "org.example.loc.ShipProduct",</text:span></text:p>
      <text:p text:style-name="P26"><text:span text:style-name="Source_20_Text"><text:s text:c="2"/>"loc": "resource:org.example.loc.LetterOfCredit#LETTER-REF-123",</text:span></text:p>
      <text:p text:style-name="P26"><text:span text:style-name="Source_20_Text"><text:s text:c="2"/>"evidence": "337478411cab754ce47fcaa72ec1d0f6"</text:span></text:p>
      <text:p text:style-name="P27"><text:span text:style-name="Source_20_Text">}</text:span></text:p>
      <text:p text:style-name="P3">This transaction updates the <text:span text:style-name="Source_20_Text">status</text:span> field of the <text:span text:style-name="Source_20_Text">LetterOfCredit</text:span> asset to be <text:span text:style-name="Source_20_Text">SHIPPED</text:span> and adds the evidence provided (in this case a hash of the shipping invoice) to the <text:span text:style-name="Source_20_Text">evidence</text:span> array.</text:p>
      <text:p text:style-name="P30"/>
      <text:p text:style-name="P3">Use the ID registry to select Alice to be your identity.</text:p>
      <text:p text:style-name="P3">Alice now receives the goods and has inspected them. The goods arrived within 14 days and were in working order and therefore Alice decides to update the letter of credit to show she has accepted delivery.</text:p>
      <text:p text:style-name="P3">Submit a <text:span text:style-name="Source_20_Text">ReceiveProduct</text:span> transaction:</text:p>
      <text:p text:style-name="P26"><text:span text:style-name="Source_20_Text">{</text:span></text:p>
      <text:p text:style-name="P26"><text:span text:style-name="Source_20_Text"><text:s text:c="2"/>"$class": "org.example.loc.ReceiveProduct",</text:span></text:p>
      <text:p text:style-name="P26"><text:span text:style-name="Source_20_Text"><text:s text:c="2"/>"loc": "resource:org.example.loc.LetterOfCredit#LETTER-REF-123"</text:span></text:p>
      <text:p text:style-name="P27"><text:span text:style-name="Source_20_Text">}</text:span></text:p>
      <text:p text:style-name="P3">This transaction updates the <text:span text:style-name="Source_20_Text">LetterOfCredit</text:span> asset to have a <text:span text:style-name="Source_20_Text">status</text:span> of <text:span text:style-name="Source_20_Text">RECEIVED</text:span>.</text:p>
      <text:p text:style-name="P30"/>
      <text:p text:style-name="P3">Use the ID registry to select Matias to be your identity.</text:p>
      <text:p text:style-name="P3">Matias inspects the goods received by Alice and agrees that they meet the rules set out in the letter. He therefore decides to approve the transfer of funds to Bob's bank and updates the letter of credit to show that these funds are ready.</text:p>
      <text:p text:style-name="P3">Submit a <text:span text:style-name="Source_20_Text">ReadyForPayment</text:span> transaction:</text:p>
      <text:p text:style-name="P26"><text:span text:style-name="Source_20_Text">{</text:span></text:p>
      <text:p text:style-name="P26"><text:span text:style-name="Source_20_Text"><text:s text:c="2"/>"$class": "org.example.loc.ReadyForPayment",</text:span></text:p>
      <text:p text:style-name="P26"><text:span text:style-name="Source_20_Text"><text:s text:c="2"/>"loc": "resource:org.example.loc.LetterOfCredit#LETTER-REF-123"</text:span></text:p>
      <text:p text:style-name="P27"><text:span text:style-name="Source_20_Text">}</text:span></text:p>
      <text:p text:style-name="P3">This transaction updates the <text:span text:style-name="Source_20_Text">status</text:span> of the letter of credit to be <text:span text:style-name="Source_20_Text">READY_FOR_PAYMENT</text:span>. The payment is not covered by this network.</text:p>
      <text:p text:style-name="P30"/>
      <text:p text:style-name="P3"><text:soft-page-break/>Use the ID registry to select Ella to be your identity.</text:p>
      <text:p text:style-name="P3"><text:span text:style-name="Strong_20_Emphasis">NOTE:</text:span> Matias doesn't have permission to see Ella and therefore you must switch via admin first.</text:p>
      <text:p text:style-name="P3">Ella having received the funds from Alice's bank can close the letter of credit and deposit the funds in Bob's bank account.</text:p>
      <text:p text:style-name="P3">Submit a <text:span text:style-name="Source_20_Text">Close</text:span> transaction:</text:p>
      <text:p text:style-name="P26"><text:span text:style-name="Source_20_Text">{</text:span></text:p>
      <text:p text:style-name="P26"><text:span text:style-name="Source_20_Text"><text:s text:c="2"/>"$class": "org.example.loc.Close",</text:span></text:p>
      <text:p text:style-name="P26"><text:span text:style-name="Source_20_Text"><text:s text:c="2"/>"loc": "resource:org.example.loc.LetterOfCredit#LETTER-REF-123",</text:span></text:p>
      <text:p text:style-name="P26"><text:span text:style-name="Source_20_Text"><text:s text:c="2"/>"closeReason": "Payment made"</text:span></text:p>
      <text:p text:style-name="P27"><text:span text:style-name="Source_20_Text">}</text:span></text:p>
      <text:p text:style-name="P3">This transaction updates the <text:span text:style-name="Source_20_Text">status</text:span> of the letter to be <text:span text:style-name="Source_20_Text">CLOSED</text:span>. The letter is now complete and no further transactions can take place.</text:p>
      <text:p text:style-name="P3">This business network has been used to create demo application that simulate the scenario above. You can find more detail on these at <text:a xlink:type="simple" xlink:href="https://github.com/hyperledger/composer-sample-applications/tree/master/packages/letters-of-credit" text:style-name="Internet_20_link" text:visited-style-name="Visited_20_Internet_20_Link">https://github.com/hyperledger/composer-sample-applications/tree/master/packages/letters-of-credit</text:a></text:p>
      <text:p text:style-name="P1"/>
      <text:list xml:id="list163024135376812" text:continue-list="list163024636646666" text:style-name="L1">
        <text:list-item>
          <text:p text:style-name="P8">marbles-network</text:p>
          <text:p text:style-name="P8"><text:a xlink:type="simple" xlink:href="https://www.npmjs.com/package/marbles-network" text:style-name="Internet_20_link" text:visited-style-name="Visited_20_Internet_20_Link">https://www.npmjs.com/package/marbles-network</text:a></text:p>
        </text:list-item>
      </text:list>
      <text:p text:style-name="P21">This is an interactive and distributed, marble trading demo. List marbles for sale and exchange marbles between participants.</text:p>
      <text:p text:style-name="P3">This business network defines:</text:p>
      <text:p text:style-name="P3"><text:span text:style-name="Strong_20_Emphasis">Participant</text:span> <text:span text:style-name="Source_20_Text">Player</text:span></text:p>
      <text:p text:style-name="P3"><text:span text:style-name="Strong_20_Emphasis">Asset</text:span> <text:span text:style-name="Source_20_Text">Marble</text:span></text:p>
      <text:p text:style-name="P3"><text:span text:style-name="Strong_20_Emphasis">Transaction</text:span> <text:span text:style-name="Source_20_Text">TradeMarble</text:span></text:p>
      <text:p text:style-name="P3"><text:span text:style-name="Source_20_Text">Player</text:span> participants are able to have <text:span text:style-name="Source_20_Text">Marble</text:span> assets and trade these with <text:span text:style-name="Source_20_Text">TradeMarble</text:span> transaction.</text:p>
      <text:p text:style-name="P3">To test this Business Network Definition in the <text:span text:style-name="Strong_20_Emphasis">Test</text:span> tab:</text:p>
      <text:p text:style-name="P3">Create two <text:span text:style-name="Source_20_Text">Player</text:span> participant:</text:p>
      <text:p text:style-name="P26"><text:span text:style-name="Source_20_Text">{</text:span></text:p>
      <text:p text:style-name="P26"><text:span text:style-name="Source_20_Text"><text:s text:c="2"/>"$class": "org.hyperledger_composer.marbles.Player",</text:span></text:p>
      <text:p text:style-name="P26"><text:span text:style-name="Source_20_Text"><text:s text:c="2"/>"email": "memberA@acme.org",</text:span></text:p>
      <text:p text:style-name="P26"><text:span text:style-name="Source_20_Text"><text:s text:c="2"/>"firstName": "Jenny",</text:span></text:p>
      <text:p text:style-name="P26"><text:span text:style-name="Source_20_Text"><text:s text:c="2"/>"lastName": "Jones"</text:span></text:p>
      <text:p text:style-name="P27"><text:span text:style-name="Source_20_Text">}</text:span></text:p>
      <text:p text:style-name="P26"><text:span text:style-name="Source_20_Text">{</text:span></text:p>
      <text:p text:style-name="P26"><text:span text:style-name="Source_20_Text"><text:s text:c="2"/>"$class": "org.hyperledger_composer.marbles.Player",</text:span></text:p>
      <text:p text:style-name="P26"><text:span text:style-name="Source_20_Text"><text:s text:c="2"/>"email": "memberB@acme.org",</text:span></text:p>
      <text:p text:style-name="P26"><text:span text:style-name="Source_20_Text"><text:s text:c="2"/>"firstName": "Billy",</text:span></text:p>
      <text:p text:style-name="P26"><text:span text:style-name="Source_20_Text"><text:s text:c="2"/>"lastName": "Thompson"</text:span></text:p>
      <text:p text:style-name="P27"><text:span text:style-name="Source_20_Text">}</text:span></text:p>
      <text:p text:style-name="P3">Create a <text:span text:style-name="Source_20_Text">Marble</text:span> asset:</text:p>
      <text:p text:style-name="P26"><text:span text:style-name="Source_20_Text">{</text:span></text:p>
      <text:p text:style-name="P26"><text:span text:style-name="Source_20_Text"><text:s text:c="2"/>"$class": "org.hyperledger_composer.marbles.Marble",</text:span></text:p>
      <text:p text:style-name="P26"><text:span text:style-name="Source_20_Text"><text:s text:c="2"/>"marbleId": "marbleId:1234",</text:span></text:p>
      <text:p text:style-name="P26"><text:span text:style-name="Source_20_Text"><text:s text:c="2"/>"size": "SMALL",</text:span></text:p>
      <text:p text:style-name="P26"><text:span text:style-name="Source_20_Text"><text:s text:c="2"/>"color": "BLUE",</text:span></text:p>
      <text:p text:style-name="P26"><text:span text:style-name="Source_20_Text"><text:s text:c="2"/>"owner": "resource:org.hyperledger_composer.marbles.Player#email:memberA@acme.org"</text:span></text:p>
      <text:p text:style-name="P27"><text:span text:style-name="Source_20_Text">}</text:span></text:p>
      <text:p text:style-name="P3"><text:soft-page-break/>Submit a <text:span text:style-name="Source_20_Text">Transaction</text:span> transaction:</text:p>
      <text:p text:style-name="P26"><text:span text:style-name="Source_20_Text">{</text:span></text:p>
      <text:p text:style-name="P26"><text:span text:style-name="Source_20_Text"><text:s text:c="2"/>"$class": "org.hyperledger_composer.marbles.TradeMarble",</text:span></text:p>
      <text:p text:style-name="P26"><text:span text:style-name="Source_20_Text"><text:s text:c="2"/>"marble": "resource:org.hyperledger_composer.marbles.Marble#marbleId:1234",</text:span></text:p>
      <text:p text:style-name="P26"><text:span text:style-name="Source_20_Text"><text:s text:c="2"/>"newOwner": "resource:org.hyperledger_composer.marbles.Player#email:memberB@acme.org"</text:span></text:p>
      <text:p text:style-name="P27"><text:span text:style-name="Source_20_Text">}</text:span></text:p>
      <text:p text:style-name="P3">This transaction has transferred <text:span text:style-name="Source_20_Text">marbleId:1234</text:span> from <text:span text:style-name="Source_20_Text">memberA@acme.org</text:span> to <text:span text:style-name="Source_20_Text">memberB@acme.org</text:span>.</text:p>
      <text:p text:style-name="P3">Congratulations!</text:p>
      <text:p text:style-name="P1"/>
      <text:list xml:id="list163024946153306" text:continue-numbering="true" text:style-name="L1">
        <text:list-item>
          <text:p text:style-name="P8"><text:span text:style-name="T2">p</text:span>erishable-network</text:p>
          <text:p text:style-name="P8"><text:a xlink:type="simple" xlink:href="https://www.npmjs.com/package/perishable-network" text:style-name="Internet_20_link" text:visited-style-name="Visited_20_Internet_20_Link">https://www.npmjs.com/package/perishable-network</text:a></text:p>
        </text:list-item>
      </text:list>
      <text:p text:style-name="P4">Example business network that shows growers, shippers and importers defining contracts for the price of perishable goods, based on temperature readings received for shipping containers.</text:p>
      <text:p text:style-name="P3">The business network defines a contract between growers and importers. The contract stipulates that: On receipt of the shipment the importer pays the grower the unit price x the number of units in the shipment. Shipments that arrive late are free. Shipments that have breached the low temperate threshold have a penalty applied proportional to the magnitude of the breach x a penalty factor. Shipments that have breached the high temperate threshold have a penalty applied proportional to the magnitude of the breach x a penalty factor.</text:p>
      <text:p text:style-name="P3">This business network defines:</text:p>
      <text:p text:style-name="P3"><text:span text:style-name="Strong_20_Emphasis">Participants</text:span> <text:span text:style-name="Source_20_Text">Grower</text:span> <text:span text:style-name="Source_20_Text">Importer</text:span> <text:span text:style-name="Source_20_Text">Shipper</text:span></text:p>
      <text:p text:style-name="P3"><text:span text:style-name="Strong_20_Emphasis">Assets</text:span> <text:span text:style-name="Source_20_Text">Contract</text:span> <text:span text:style-name="Source_20_Text">Shipment</text:span></text:p>
      <text:p text:style-name="P3"><text:span text:style-name="Strong_20_Emphasis">Transactions</text:span> <text:span text:style-name="Source_20_Text">TemperatureReading</text:span> <text:span text:style-name="Source_20_Text">ShipmentReceived</text:span> <text:span text:style-name="Source_20_Text">SetupDemo</text:span></text:p>
      <text:p text:style-name="P3">To test this Business Network Definition in the <text:span text:style-name="Strong_20_Emphasis">Test</text:span> tab:</text:p>
      <text:p text:style-name="P3">Submit a <text:span text:style-name="Source_20_Text">SetupDemo</text:span> transaction:</text:p>
      <text:p text:style-name="P26"><text:span text:style-name="Source_20_Text">{</text:span></text:p>
      <text:p text:style-name="P26"><text:span text:style-name="Source_20_Text"><text:s text:c="2"/>"$class": "org.acme.shipping.perishable.SetupDemo"</text:span></text:p>
      <text:p text:style-name="P27"><text:span text:style-name="Source_20_Text">}</text:span></text:p>
      <text:p text:style-name="P3">This transaction populates the Participant Registries with a <text:span text:style-name="Source_20_Text">Grower</text:span>, an <text:span text:style-name="Source_20_Text">Importer</text:span> and a <text:span text:style-name="Source_20_Text">Shipper</text:span>. The Asset Registries will have a <text:span text:style-name="Source_20_Text">Contract</text:span> asset and a <text:span text:style-name="Source_20_Text">Shipment</text:span> asset.</text:p>
      <text:p text:style-name="P3">Submit a <text:span text:style-name="Source_20_Text">TemperatureReading</text:span> transaction:</text:p>
      <text:p text:style-name="P26"><text:span text:style-name="Source_20_Text">{</text:span></text:p>
      <text:p text:style-name="P26"><text:span text:style-name="Source_20_Text"><text:s text:c="2"/>"$class": "org.acme.shipping.perishable.TemperatureReading",</text:span></text:p>
      <text:p text:style-name="P26"><text:span text:style-name="Source_20_Text"><text:s text:c="2"/>"centigrade": 8,</text:span></text:p>
      <text:p text:style-name="P26"><text:span text:style-name="Source_20_Text"><text:s text:c="2"/>"shipment": "resource:org.acme.shipping.perishable.Shipment#SHIP_001"</text:span></text:p>
      <text:p text:style-name="P27"><text:span text:style-name="Source_20_Text">}</text:span></text:p>
      <text:p text:style-name="P3">If the temperature reading falls outside the min/max range of the contract, the price received by the grower will be reduced. You may submit several readings if you wish. Each reading will be aggregated within <text:span text:style-name="Source_20_Text">SHIP_001</text:span> Shipment Asset Registry.</text:p>
      <text:p text:style-name="P3">Submit a <text:span text:style-name="Source_20_Text">ShipmentReceived</text:span> transaction for <text:span text:style-name="Source_20_Text">SHIP_001</text:span> to trigger the payout to the grower, based on the parameters of the <text:span text:style-name="Source_20_Text">CON_001</text:span> contract:</text:p>
      <text:p text:style-name="P26"><text:span text:style-name="Source_20_Text">{</text:span></text:p>
      <text:p text:style-name="P26"><text:span text:style-name="Source_20_Text"><text:s text:c="2"/>"$class": "org.acme.shipping.perishable.ShipmentReceived",</text:span></text:p>
      <text:p text:style-name="P26"><text:span text:style-name="Source_20_Text"><text:s text:c="2"/>"shipment": "resource:org.acme.shipping.perishable.Shipment#SHIP_001"</text:span></text:p>
      <text:p text:style-name="P27"><text:span text:style-name="Source_20_Text">}</text:span></text:p>
      <text:p text:style-name="P3"><text:soft-page-break/>If the date-time of the <text:span text:style-name="Source_20_Text">ShipmentReceived</text:span> transaction is after the <text:span text:style-name="Source_20_Text">arrivalDateTime</text:span> on <text:span text:style-name="Source_20_Text">CON_001</text:span> then the grower will no receive any payment for the shipment.</text:p>
      <text:p text:style-name="P3">Congratulations!</text:p>
      <text:p text:style-name="P1"/>
      <text:list xml:id="list163024213506788" text:continue-numbering="true" text:style-name="L1">
        <text:list-item>
          <text:p text:style-name="P8"><text:span text:style-name="T3">pi</text:span>i-network</text:p>
          <text:p text:style-name="P8"><text:a xlink:type="simple" xlink:href="https://www.npmjs.com/package/pii-network" text:style-name="Internet_20_link" text:visited-style-name="Visited_20_Internet_20_Link">https://www.npmjs.com/package/pii-network</text:a></text:p>
        </text:list-item>
      </text:list>
      <text:p text:style-name="P4">A business network where members can grant/revoke access to their personal information to other members.</text:p>
      <text:p text:style-name="P3">This business network defines:</text:p>
      <text:p text:style-name="P3"><text:span text:style-name="Strong_20_Emphasis">Participant</text:span> <text:span text:style-name="Source_20_Text">Member</text:span></text:p>
      <text:p text:style-name="P3"><text:span text:style-name="Strong_20_Emphasis">Transaction</text:span> <text:span text:style-name="Source_20_Text">AuthorizeAccess</text:span> <text:span text:style-name="Source_20_Text">RevokeAccess</text:span></text:p>
      <text:p text:style-name="P3">To test this Business Network Definition in the <text:span text:style-name="Strong_20_Emphasis">Test</text:span> tab:</text:p>
      <text:p text:style-name="P3">Create two <text:span text:style-name="Source_20_Text">Member</text:span> participants:</text:p>
      <text:p text:style-name="P26"><text:span text:style-name="Source_20_Text">{</text:span></text:p>
      <text:p text:style-name="P26"><text:span text:style-name="Source_20_Text"><text:s text:c="2"/>"$class": "org.acme.pii.Member",</text:span></text:p>
      <text:p text:style-name="P26"><text:span text:style-name="Source_20_Text"><text:s text:c="2"/>"email": "memberA@acme.org",</text:span></text:p>
      <text:p text:style-name="P26"><text:span text:style-name="Source_20_Text"><text:s text:c="2"/>"firstName": "Billy",</text:span></text:p>
      <text:p text:style-name="P26"><text:span text:style-name="Source_20_Text"><text:s text:c="2"/>"lastName": "Thompson"</text:span></text:p>
      <text:p text:style-name="P27"><text:span text:style-name="Source_20_Text">}</text:span></text:p>
      <text:p text:style-name="P26"><text:span text:style-name="Source_20_Text">{</text:span></text:p>
      <text:p text:style-name="P26"><text:span text:style-name="Source_20_Text"><text:s text:c="2"/>"$class": "org.acme.pii.Member",</text:span></text:p>
      <text:p text:style-name="P26"><text:span text:style-name="Source_20_Text"><text:s text:c="2"/>"email": "memberB@acme.org",</text:span></text:p>
      <text:p text:style-name="P26"><text:span text:style-name="Source_20_Text"><text:s text:c="2"/>"firstName": "Jenny",</text:span></text:p>
      <text:p text:style-name="P26"><text:span text:style-name="Source_20_Text"><text:s text:c="2"/>"lastName": "Jones"</text:span></text:p>
      <text:p text:style-name="P27"><text:span text:style-name="Source_20_Text">}</text:span></text:p>
      <text:p text:style-name="P3">Submit a <text:span text:style-name="Source_20_Text">AuthorizeAccess</text:span> transaction:</text:p>
      <text:p text:style-name="P26"><text:span text:style-name="Source_20_Text">{</text:span></text:p>
      <text:p text:style-name="P26"><text:span text:style-name="Source_20_Text"><text:s text:c="2"/>"$class": "org.acme.pii.AuthorizeAccess",</text:span></text:p>
      <text:p text:style-name="P26"><text:span text:style-name="Source_20_Text"><text:s text:c="2"/>"memberId": "org.acme.pii.Member#memberA@acme.org"</text:span></text:p>
      <text:p text:style-name="P27"><text:span text:style-name="Source_20_Text">}</text:span></text:p>
      <text:p text:style-name="P3">This <text:span text:style-name="Source_20_Text">AuthorizeAccess</text:span> allowed <text:span text:style-name="Source_20_Text">memberA@acme.org</text:span> permission to view personal information of other members.</text:p>
      <text:p text:style-name="P3">Submit a <text:span text:style-name="Source_20_Text">RevokeAccess</text:span> transaction:</text:p>
      <text:p text:style-name="P26"><text:span text:style-name="Source_20_Text">{</text:span></text:p>
      <text:p text:style-name="P26"><text:span text:style-name="Source_20_Text"><text:s text:c="2"/>"$class": "org.acme.pii.RevokeAccess",</text:span></text:p>
      <text:p text:style-name="P26"><text:span text:style-name="Source_20_Text"><text:s text:c="2"/>"memberId": "org.acme.pii.Member#memberB@acme.org"</text:span></text:p>
      <text:p text:style-name="P27"><text:span text:style-name="Source_20_Text">}</text:span></text:p>
      <text:p text:style-name="P3">This <text:span text:style-name="Source_20_Text">RevokeAccess</text:span> revoked <text:span text:style-name="Source_20_Text">memberB@acme.org</text:span> permission to view personal information of other members.</text:p>
      <text:p text:style-name="P3">Congratulations!</text:p>
      <text:p text:style-name="P1"/>
      <text:list xml:id="list163024558943718" text:continue-numbering="true" text:style-name="L1">
        <text:list-item>
          <text:p text:style-name="P8">Trade-network</text:p>
          <text:p text:style-name="P8"><text:a xlink:type="simple" xlink:href="https://www.npmjs.com/package/trade-network" text:style-name="Internet_20_link" text:visited-style-name="Visited_20_Internet_20_Link">https://www.npmjs.com/package/trade-network</text:a></text:p>
        </text:list-item>
      </text:list>
      <text:p text:style-name="P21">This Business Network illustrates commodity trading.</text:p>
      <text:p text:style-name="P3">This business network defines:</text:p>
      <text:p text:style-name="P3"><text:span text:style-name="Strong_20_Emphasis">Participant</text:span> <text:span text:style-name="Source_20_Text">Trader</text:span></text:p>
      <text:p text:style-name="P3"><text:soft-page-break/><text:span text:style-name="Strong_20_Emphasis">Asset</text:span> <text:span text:style-name="Source_20_Text">Commodity</text:span></text:p>
      <text:p text:style-name="P3"><text:span text:style-name="Strong_20_Emphasis">Transaction(s)</text:span> <text:span text:style-name="Source_20_Text">Transaction</text:span></text:p>
      <text:p text:style-name="P3"><text:span text:style-name="Strong_20_Emphasis">Event</text:span> <text:span text:style-name="Source_20_Text">TradeNotification</text:span></text:p>
      <text:p text:style-name="P3">To test this Business Network Definition in the <text:span text:style-name="Strong_20_Emphasis">Test</text:span> tab:</text:p>
      <text:p text:style-name="P3">Create two <text:span text:style-name="Source_20_Text">Trader</text:span> participants:</text:p>
      <text:p text:style-name="P26"><text:span text:style-name="Source_20_Text">{</text:span></text:p>
      <text:p text:style-name="P26"><text:span text:style-name="Source_20_Text"><text:s text:c="2"/>"$class": "org.example.trading.Trader",</text:span></text:p>
      <text:p text:style-name="P26"><text:span text:style-name="Source_20_Text"><text:s text:c="2"/>"tradeId": "TRADER1",</text:span></text:p>
      <text:p text:style-name="P26"><text:span text:style-name="Source_20_Text"><text:s text:c="2"/>"firstName": "Jenny",</text:span></text:p>
      <text:p text:style-name="P26"><text:span text:style-name="Source_20_Text"><text:s text:c="2"/>"lastName": "Jones"</text:span></text:p>
      <text:p text:style-name="P27"><text:span text:style-name="Source_20_Text">}</text:span></text:p>
      <text:p text:style-name="P26"><text:span text:style-name="Source_20_Text">{</text:span></text:p>
      <text:p text:style-name="P26"><text:span text:style-name="Source_20_Text"><text:s text:c="2"/>"$class": "org.example.trading.Trader",</text:span></text:p>
      <text:p text:style-name="P26"><text:span text:style-name="Source_20_Text"><text:s text:c="2"/>"tradeId": "TRADER2",</text:span></text:p>
      <text:p text:style-name="P26"><text:span text:style-name="Source_20_Text"><text:s text:c="2"/>"firstName": "Amy",</text:span></text:p>
      <text:p text:style-name="P26"><text:span text:style-name="Source_20_Text"><text:s text:c="2"/>"lastName": "Williams"</text:span></text:p>
      <text:p text:style-name="P27"><text:span text:style-name="Source_20_Text">}</text:span></text:p>
      <text:p text:style-name="P3">Create a <text:span text:style-name="Source_20_Text">Commodity</text:span> asset:</text:p>
      <text:p text:style-name="P26"><text:span text:style-name="Source_20_Text">{</text:span></text:p>
      <text:p text:style-name="P26"><text:span text:style-name="Source_20_Text"><text:s text:c="2"/>"$class": "org.example.trading.Commodity",</text:span></text:p>
      <text:p text:style-name="P26"><text:span text:style-name="Source_20_Text"><text:s text:c="2"/>"tradingSymbol": "ABC",</text:span></text:p>
      <text:p text:style-name="P26"><text:span text:style-name="Source_20_Text"><text:s text:c="2"/>"description": "Test commodity",</text:span></text:p>
      <text:p text:style-name="P26"><text:span text:style-name="Source_20_Text"><text:s text:c="2"/>"mainExchange": "Euronext",</text:span></text:p>
      <text:p text:style-name="P26"><text:span text:style-name="Source_20_Text"><text:s text:c="2"/>"quantity": 72.297,</text:span></text:p>
      <text:p text:style-name="P26"><text:span text:style-name="Source_20_Text"><text:s text:c="2"/>"owner": "resource:org.example.trading.Trader#TRADER1"</text:span></text:p>
      <text:p text:style-name="P27"><text:span text:style-name="Source_20_Text">}</text:span></text:p>
      <text:p text:style-name="P3">Submit a <text:span text:style-name="Source_20_Text">Trade</text:span> transaction:</text:p>
      <text:p text:style-name="P26"><text:span text:style-name="Source_20_Text">{</text:span></text:p>
      <text:p text:style-name="P26"><text:span text:style-name="Source_20_Text"><text:s text:c="2"/>"$class": "org.example.trading.Trade",</text:span></text:p>
      <text:p text:style-name="P26"><text:span text:style-name="Source_20_Text"><text:s text:c="2"/>"commodity": "resource:org.example.trading.Commodity#ABC",</text:span></text:p>
      <text:p text:style-name="P26"><text:span text:style-name="Source_20_Text"><text:s text:c="2"/>"newOwner": "resource:org.example.trading.Trader#TRADER2"</text:span></text:p>
      <text:p text:style-name="P27"><text:span text:style-name="Source_20_Text">}</text:span></text:p>
      <text:p text:style-name="P3">After submitting this transaction, you should now see the transaction in the transaction registry. As a result, the owner of the commodity <text:span text:style-name="Source_20_Text">ABC</text:span> should now be owned <text:span text:style-name="Source_20_Text">TRADER2</text:span> in the Asset Registry.</text:p>
      <text:p text:style-name="P3">Congratulations!</text:p>
      <text:p text:style-name="P1"/>
      <text:list xml:id="list163024421770227" text:continue-numbering="true" text:style-name="L1">
        <text:list-item>
          <text:p text:style-name="P8"><text:span text:style-name="T4">v</text:span>ehicle-lifecycle-network</text:p>
          <text:p text:style-name="P8"><text:a xlink:type="simple" xlink:href="https://www.npmjs.com/package/vehicle-lifecycle-network" text:style-name="Internet_20_link" text:visited-style-name="Visited_20_Internet_20_Link">https://www.npmjs.com/package/vehicle-lifecycle-network</text:a></text:p>
        </text:list-item>
      </text:list>
      <text:p text:style-name="P21">This network tracks the Lifecycle of Vehicles from manufacture to being scrapped involving private owners, manufacturers and scrap merchants. A regulator is able to provide oversight throughout this whole process.</text:p>
      <text:p text:style-name="P3">This business network defines:</text:p>
      <text:p text:style-name="P3"><text:span text:style-name="Strong_20_Emphasis">Participants</text:span> <text:span text:style-name="Source_20_Text">AuctionHouse</text:span> <text:span text:style-name="Source_20_Text">Company</text:span> <text:span text:style-name="Source_20_Text">Manufacturer</text:span> <text:span text:style-name="Source_20_Text">PrivateOwner</text:span> <text:span text:style-name="Source_20_Text">Regulator</text:span> <text:span text:style-name="Source_20_Text">ScrapMerchant</text:span></text:p>
      <text:p text:style-name="P3"><text:span text:style-name="Strong_20_Emphasis">Assets</text:span> <text:span text:style-name="Source_20_Text">Order</text:span> <text:span text:style-name="Source_20_Text">Vehicle</text:span></text:p>
      <text:p text:style-name="P3"><text:span text:style-name="Strong_20_Emphasis">Transactions</text:span> <text:span text:style-name="Source_20_Text">PlaceOrder</text:span> <text:span text:style-name="Source_20_Text">UpdateOrderStatus</text:span> <text:span text:style-name="Source_20_Text">ApplicationForVehicleRegistrationCertificate</text:span> <text:span text:style-name="Source_20_Text">PrivateVehicleTransfer</text:span> <text:span text:style-name="Source_20_Text">ScrapVehicle</text:span> <text:span text:style-name="Source_20_Text">UpdateSuspicious</text:span> <text:span text:style-name="Source_20_Text">ScrapAllVehiclesByColour</text:span> <text:span text:style-name="Source_20_Text">SetupDemo</text:span></text:p>
      <text:p text:style-name="P3"><text:span text:style-name="Strong_20_Emphasis">Events</text:span> <text:span text:style-name="Source_20_Text">PlaceOrderEvent</text:span> <text:span text:style-name="Source_20_Text">UpdateOrderStatusEvent</text:span> <text:span text:style-name="Source_20_Text">ScrapVehicleEvent</text:span></text:p>
      <text:p text:style-name="P3"><text:soft-page-break/>A <text:span text:style-name="Source_20_Text">PriavteOwner</text:span> participant would submit a <text:span text:style-name="Source_20_Text">PlaceOrder</text:span> transaction, through a Manufacturer's application. A <text:span text:style-name="Source_20_Text">Manufacturer</text:span> would submit an <text:span text:style-name="Source_20_Text">UpdateOrderStatus</text:span> transaction which would be the Vehicle being manufactured. They would apply for a registration certificate by submitting an <text:span text:style-name="Source_20_Text">ApplicationForVehicleRegistrationCertificate</text:span> transaction. After the vehicle has been manufactured they would submit a <text:span text:style-name="Source_20_Text">PrivateVehicleTransfer</text:span> transaction. A <text:span text:style-name="Source_20_Text">Regulator</text:span> would be able perform oversight over this whole process and submit an <text:span text:style-name="Source_20_Text">UpdateSuspicious</text:span> transaction to view any suspicious vehicles that may be out of compliance with regulations. A <text:span text:style-name="Source_20_Text">ScrapMerchant</text:span> would be able to submit a <text:span text:style-name="Source_20_Text">ScrapVehicle</text:span> or a <text:span text:style-name="Source_20_Text">ScrapAllVehiclesByColour</text:span> transaction to complete the lifecycle of a vehicle.</text:p>
      <text:p text:style-name="P3">To test this Business Network Definition in the <text:span text:style-name="Strong_20_Emphasis">Test</text:span> tab:</text:p>
      <text:p text:style-name="P3">Submit a <text:span text:style-name="Source_20_Text">SetupDemo</text:span> transaction:</text:p>
      <text:p text:style-name="P26"><text:span text:style-name="Source_20_Text">{</text:span></text:p>
      <text:p text:style-name="P26"><text:span text:style-name="Source_20_Text"><text:s text:c="2"/>"$class": "org.acme.vehicle.lifecycle.SetupDemo"</text:span></text:p>
      <text:p text:style-name="P27"><text:span text:style-name="Source_20_Text">}</text:span></text:p>
      <text:p text:style-name="P3">This transaction populates the Participant Registries with three <text:span text:style-name="Source_20_Text">Manufacturer</text:span> participants, twenty-three <text:span text:style-name="Source_20_Text">PrivateOwner</text:span> participants and a <text:span text:style-name="Source_20_Text">Regulator</text:span> participant. The <text:span text:style-name="Source_20_Text">Vehicle</text:span> Asset Registry will have thirteen <text:span text:style-name="Source_20_Text">Vehicle</text:span> assets.</text:p>
      <text:p text:style-name="P3">Submit a <text:span text:style-name="Source_20_Text">PlaceOrder</text:span> transaction:</text:p>
      <text:p text:style-name="P26"><text:span text:style-name="Source_20_Text">{</text:span></text:p>
      <text:p text:style-name="P26"><text:span text:style-name="Source_20_Text"><text:s text:c="2"/>"$class": "org.acme.vehicle.lifecycle.manufacturer.PlaceOrder",</text:span></text:p>
      <text:p text:style-name="P26"><text:span text:style-name="Source_20_Text"><text:s text:c="2"/>"orderId": "1234",</text:span></text:p>
      <text:p text:style-name="P26"><text:span text:style-name="Source_20_Text"><text:s text:c="2"/>"vehicleDetails": {</text:span></text:p>
      <text:p text:style-name="P26"><text:span text:style-name="Source_20_Text"><text:s text:c="4"/>"$class": "org.vda.VehicleDetails",</text:span></text:p>
      <text:p text:style-name="P26"><text:span text:style-name="Source_20_Text"><text:s text:c="4"/>"make": "Arium",</text:span></text:p>
      <text:p text:style-name="P26"><text:span text:style-name="Source_20_Text"><text:s text:c="4"/>"modelType": "Gamora",</text:span></text:p>
      <text:p text:style-name="P26"><text:span text:style-name="Source_20_Text"><text:s text:c="4"/>"colour": "Sunburst Orange"</text:span></text:p>
      <text:p text:style-name="P26"><text:span text:style-name="Source_20_Text"><text:s text:c="2"/>},</text:span></text:p>
      <text:p text:style-name="P26"><text:span text:style-name="Source_20_Text"><text:s text:c="2"/>"manufacturer": "resource:org.acme.vehicle.lifecycle.manufacturer.Manufacturer#Arium",</text:span></text:p>
      <text:p text:style-name="P26"><text:span text:style-name="Source_20_Text"><text:s text:c="2"/>"orderer": "resource:org.acme.vehicle.lifecycle.PrivateOwner#toby"</text:span></text:p>
      <text:p text:style-name="P27"><text:span text:style-name="Source_20_Text">}</text:span></text:p>
      <text:p text:style-name="P3">This <text:span text:style-name="Source_20_Text">PlaceOrder</text:span> transaction creates a new order in the <text:span text:style-name="Source_20_Text">Order</text:span> Asset Registry. It also emits a <text:span text:style-name="Source_20_Text">PlaceOrderEvent</text:span> events.</text:p>
      <text:p text:style-name="P3">Submit a <text:span text:style-name="Source_20_Text">UpdateOrderStatus</text:span> transaction:</text:p>
      <text:p text:style-name="P26"><text:span text:style-name="Source_20_Text">{</text:span></text:p>
      <text:p text:style-name="P26"><text:span text:style-name="Source_20_Text"><text:s text:c="2"/>"$class": "org.acme.vehicle.lifecycle.manufacturer.UpdateOrderStatus",</text:span></text:p>
      <text:p text:style-name="P26"><text:span text:style-name="Source_20_Text"><text:s text:c="2"/>"orderStatus": "SCHEDULED_FOR_MANUFACTURE",</text:span></text:p>
      <text:p text:style-name="P26"><text:span text:style-name="Source_20_Text"><text:s text:c="2"/>"order": "resource:org.acme.vehicle.lifecycle.manufacturer.Order#1234"</text:span></text:p>
      <text:p text:style-name="P27"><text:span text:style-name="Source_20_Text">}</text:span></text:p>
      <text:p text:style-name="P3">This <text:span text:style-name="Source_20_Text">UpdateOrderStatus</text:span> transaction updates the order status of <text:span text:style-name="Source_20_Text">orderId:1234</text:span> in the <text:span text:style-name="Source_20_Text">Order</text:span> Asset Registry. It also emits a <text:span text:style-name="Source_20_Text">UpdateOrderStatusEvent</text:span> event.</text:p>
      <text:p text:style-name="P3">Congratulations!</text:p>
      <text:p text:style-name="P3">This Business Network definition had been used to create demo applications for the <text:span text:style-name="Source_20_Text">PrivateOwner</text:span>, <text:span text:style-name="Source_20_Text">Manufacturer</text:span> and <text:span text:style-name="Source_20_Text">Regulator</text:span>. Find more information here: <text:a xlink:type="simple" xlink:href="https://github.com/hyperledger/composer-sample-applications/tree/master/packages/vehicle-lifecycle" text:style-name="Internet_20_link" text:visited-style-name="Visited_20_Internet_20_Link">https://github.com/hyperledger/composer-sample-applications/tree/master/packages/vehicle-lifecycle</text:a></text:p>
      <text:p text:style-name="P1"/>
      <text:list xml:id="list163023442626084" text:continue-numbering="true" text:style-name="L1">
        <text:list-item>
          <text:p text:style-name="P8">vehicle-manufacture-network</text:p>
          <text:p text:style-name="P8"><text:a xlink:type="simple" xlink:href="https://www.npmjs.com/package/vehicle-manufacture-network" text:style-name="Internet_20_link" text:visited-style-name="Visited_20_Internet_20_Link">https://www.npmjs.com/package/vehicle-manufacture-network</text:a></text:p>
        </text:list-item>
      </text:list>
      <text:p text:style-name="P21"><text:soft-page-break/>This network tracks the manufacture of vehicles from an initial order request through to their completion by the manufacturer. A regulator is able to provide oversight throughout this whole process.</text:p>
      <text:h text:style-name="P29" text:outline-level="2"><text:bookmark text:name="user-content-models-within-this-business-network2"/>Models within this business network</text:h>
      <text:h text:style-name="P31" text:outline-level="3"><text:bookmark text:name="user-content-participants2"/>Participants</text:h>
      <text:p text:style-name="P3"><text:span text:style-name="Source_20_Text">Person</text:span> <text:span text:style-name="Source_20_Text">Manufacturer</text:span> <text:span text:style-name="Source_20_Text">Regulator</text:span></text:p>
      <text:h text:style-name="P31" text:outline-level="3"><text:bookmark text:name="user-content-assets2"/>Assets</text:h>
      <text:p text:style-name="P3"><text:span text:style-name="Source_20_Text">Order</text:span> <text:span text:style-name="Source_20_Text">Vehicle</text:span></text:p>
      <text:h text:style-name="P31" text:outline-level="3"><text:bookmark text:name="user-content-transactions2"/>Transactions</text:h>
      <text:p text:style-name="P3"><text:span text:style-name="Source_20_Text">PlaceOrder</text:span> <text:span text:style-name="Source_20_Text">UpdateOrderStatus</text:span> <text:span text:style-name="Source_20_Text">SetupDemo</text:span></text:p>
      <text:h text:style-name="P31" text:outline-level="3"><text:bookmark text:name="user-content-events2"/>Events</text:h>
      <text:p text:style-name="P3"><text:span text:style-name="Source_20_Text">PlaceOrderEvent</text:span> <text:span text:style-name="Source_20_Text">UpdateOrderStatusEvent</text:span></text:p>
      <text:h text:style-name="P29" text:outline-level="2"><text:bookmark text:name="user-content-example-use-of-this-business-network2"/>Example use of this business network</text:h>
      <text:p text:style-name="P3">A <text:span text:style-name="Source_20_Text">Person</text:span> uses a manufacturer's application to build their desired car and order it. The application submits a <text:span text:style-name="Source_20_Text">PlaceOrder</text:span> transaction which creates a new <text:span text:style-name="Source_20_Text">Order</text:span> asset containing the details of the vehicle the <text:span text:style-name="Source_20_Text">Person</text:span> wishes to have made for them. The <text:span text:style-name="Source_20_Text">Manufacturer</text:span> begins work on the car and as it proceeds through stages of production the <text:span text:style-name="Source_20_Text">Manufacturer</text:span> submits <text:span text:style-name="Source_20_Text">UpdateOrderStatus</text:span> transactions to mark the change in status for the <text:span text:style-name="Source_20_Text">Order</text:span> e.g. updating the status from PLACED to SCHEDULED_FOR_MANUFACTURE. Once the <text:span text:style-name="Source_20_Text">Manufacturer</text:span> has completed production for the <text:span text:style-name="Source_20_Text">Order</text:span> they register the car by submitting an <text:span text:style-name="Source_20_Text">UpdateOrderStatus</text:span> transaction with the status VIN_ASSIGNED (also providing the VIN to register against) and a <text:span text:style-name="Source_20_Text">Vehicle</text:span> asset is formally added to the registry using the details specified in the <text:span text:style-name="Source_20_Text">Order</text:span>. Once the car is registered then the <text:span text:style-name="Source_20_Text">Manufacturer</text:span> submits an <text:span text:style-name="Source_20_Text">UpdateOrderStatus</text:span> transaction with a status of OWNER_ASSIGNED at which point the owner field of the <text:span text:style-name="Source_20_Text">Vehicle</text:span> is set to match the orderer field of the <text:span text:style-name="Source_20_Text">Order</text:span>. The regulator would perform oversight over this whole process.</text:p>
      <text:h text:style-name="P29" text:outline-level="2"><text:bookmark text:name="user-content-testing-this-network-within-playground2"/>Testing this network within playground</text:h>
      <text:p text:style-name="P3">Navigate to the <text:span text:style-name="Strong_20_Emphasis">Test</text:span> tab and then submit a <text:span text:style-name="Source_20_Text">SetupDemo</text:span> transaction:</text:p>
      <text:p text:style-name="P26"><text:span text:style-name="Source_20_Text">{</text:span></text:p>
      <text:p text:style-name="P26"><text:span text:style-name="Source_20_Text"><text:s text:c="2"/>"$class": "org.acme.vehicle_network.SetupDemo"</text:span></text:p>
      <text:p text:style-name="P27"><text:span text:style-name="Source_20_Text">}</text:span></text:p>
      <text:p text:style-name="P3">This will generate three <text:span text:style-name="Source_20_Text">Manufacturer</text:span> participants, fourteen <text:span text:style-name="Source_20_Text">Person</text:span> participants, a single <text:span text:style-name="Source_20_Text">Regulator</text:span> participant and thirteen <text:span text:style-name="Source_20_Text">Vehicle</text:span> assets.</text:p>
      <text:p text:style-name="P3">Next order your car (an orange Arium Gamora) by submitting a PlaceOrder transaction:</text:p>
      <text:p text:style-name="P26"><text:span text:style-name="Source_20_Text">{</text:span></text:p>
      <text:p text:style-name="P26"><text:span text:style-name="Source_20_Text"><text:s text:c="2"/>"$class": "org.acme.vehicle_network.PlaceOrder",</text:span></text:p>
      <text:p text:style-name="P26"><text:span text:style-name="Source_20_Text"><text:s text:c="2"/>"orderId": "1234",</text:span></text:p>
      <text:p text:style-name="P26"><text:span text:style-name="Source_20_Text"><text:s text:c="2"/>"vehicleDetails": {</text:span></text:p>
      <text:p text:style-name="P26"><text:span text:style-name="Source_20_Text"><text:s text:c="4"/>"$class": "org.acme.vehicle_network.VehicleDetails",</text:span></text:p>
      <text:p text:style-name="P26"><text:span text:style-name="Source_20_Text"><text:s text:c="4"/>"make": "resource:org.acme.vehicle_network.Manufacturer#Arium",</text:span></text:p>
      <text:p text:style-name="P26"><text:span text:style-name="Source_20_Text"><text:s text:c="4"/>"modelType": "Gamora",</text:span></text:p>
      <text:p text:style-name="P26"><text:span text:style-name="Source_20_Text"><text:s text:c="4"/>"colour": "Sunburst Orange"</text:span></text:p>
      <text:p text:style-name="P26"><text:span text:style-name="Source_20_Text"><text:s text:c="2"/>},</text:span></text:p>
      <text:p text:style-name="P26"><text:soft-page-break/><text:span text:style-name="Source_20_Text"><text:s text:c="2"/>"options": {</text:span></text:p>
      <text:p text:style-name="P26"><text:span text:style-name="Source_20_Text"><text:s text:c="4"/>"trim": "executive",</text:span></text:p>
      <text:p text:style-name="P26"><text:span text:style-name="Source_20_Text"><text:s text:c="4"/>"interior": "red rum",</text:span></text:p>
      <text:p text:style-name="P26"><text:span text:style-name="Source_20_Text"><text:s text:c="4"/>"extras": ["tinted windows", "extended warranty"]</text:span></text:p>
      <text:p text:style-name="P26"><text:span text:style-name="Source_20_Text"><text:s text:c="2"/>},</text:span></text:p>
      <text:p text:style-name="P26"><text:span text:style-name="Source_20_Text"><text:s text:c="2"/>"orderer": "resource:org.acme.vehicle_network.Person#Paul"</text:span></text:p>
      <text:p text:style-name="P27"><text:span text:style-name="Source_20_Text">}</text:span></text:p>
      <text:p text:style-name="P3">This <text:span text:style-name="Source_20_Text">PlaceOrder</text:span> transaction generates a new <text:span text:style-name="Source_20_Text">Order</text:span> asset in the registry and emits a <text:span text:style-name="Source_20_Text">PlaceOrderEvent</text:span> event.</text:p>
      <text:p text:style-name="P3">Now simulate the order being accepted by the manufacturer by submitting an <text:span text:style-name="Source_20_Text">UpdateOrderStatus</text:span> transaction:</text:p>
      <text:p text:style-name="P26"><text:span text:style-name="Source_20_Text">{</text:span></text:p>
      <text:p text:style-name="P26"><text:span text:style-name="Source_20_Text"><text:s text:c="2"/>"$class": "org.acme.vehicle_network.UpdateOrderStatus",</text:span></text:p>
      <text:p text:style-name="P26"><text:span text:style-name="Source_20_Text"><text:s text:c="2"/>"orderStatus": "SCHEDULED_FOR_MANUFACTURE",</text:span></text:p>
      <text:p text:style-name="P26"><text:span text:style-name="Source_20_Text"><text:s text:c="2"/>"order": "resource:org.acme.vehicle_network.Order#1234"</text:span></text:p>
      <text:p text:style-name="P27"><text:span text:style-name="Source_20_Text">}</text:span></text:p>
      <text:p text:style-name="P3">This <text:span text:style-name="Source_20_Text">UpdateOrderStatus</text:span> transaction updates the orderStatus of the <text:span text:style-name="Source_20_Text">Order</text:span> with orderId 1234 in the asset registry and emits an <text:span text:style-name="Source_20_Text">UpdateOrderStatusEvent</text:span> event.</text:p>
      <text:p text:style-name="P3">Simulate the manufacturer registering the vehicle with the regulator by submitting an <text:span text:style-name="Source_20_Text">UpdateOrderStatus</text:span> transaction:</text:p>
      <text:p text:style-name="P26"><text:span text:style-name="Source_20_Text">{</text:span></text:p>
      <text:p text:style-name="P26"><text:span text:style-name="Source_20_Text"><text:s text:c="2"/>"$class": "org.acme.vehicle_network.UpdateOrderStatus",</text:span></text:p>
      <text:p text:style-name="P26"><text:span text:style-name="Source_20_Text"><text:s text:c="2"/>"orderStatus": "VIN_ASSIGNED",</text:span></text:p>
      <text:p text:style-name="P26"><text:span text:style-name="Source_20_Text"><text:s text:c="2"/>"order": "resource:org.acme.vehicle_network.Order#1234",</text:span></text:p>
      <text:p text:style-name="P26"><text:span text:style-name="Source_20_Text"><text:s text:c="2"/>"vin": "abc123"</text:span></text:p>
      <text:p text:style-name="P27"><text:span text:style-name="Source_20_Text">}</text:span></text:p>
      <text:p text:style-name="P3">This <text:span text:style-name="Source_20_Text">UpdateOrderStatus</text:span> transaction updates the orderStatus of the <text:span text:style-name="Source_20_Text">Order</text:span> with orderId 1234 in the asset registry, create a new <text:span text:style-name="Source_20_Text">Vehicle</text:span> based of that <text:span text:style-name="Source_20_Text">Order</text:span> in the asset registry and emits an <text:span text:style-name="Source_20_Text">UpdateOrderStatusEvent</text:span> event. At this stage as the vehicle does not have an owner assigned to it, its status is declared as OFF_THE_ROAD.</text:p>
      <text:p text:style-name="P3">Next assign the owner of the vehicle using an <text:span text:style-name="Source_20_Text">UpdateOrderStatus</text:span> transaction:</text:p>
      <text:p text:style-name="P26"><text:span text:style-name="Source_20_Text">{</text:span></text:p>
      <text:p text:style-name="P26"><text:span text:style-name="Source_20_Text"><text:s text:c="2"/>"$class": "org.acme.vehicle_network.UpdateOrderStatus",</text:span></text:p>
      <text:p text:style-name="P26"><text:span text:style-name="Source_20_Text"><text:s text:c="2"/>"orderStatus": "OWNER_ASSIGNED",</text:span></text:p>
      <text:p text:style-name="P26"><text:span text:style-name="Source_20_Text"><text:s text:c="2"/>"order": "resource:org.acme.vehicle_network.Order#1234",</text:span></text:p>
      <text:p text:style-name="P26"><text:span text:style-name="Source_20_Text"><text:s text:c="2"/>"vin": 'abc123'</text:span></text:p>
      <text:p text:style-name="P27"><text:span text:style-name="Source_20_Text">}</text:span></text:p>
      <text:p text:style-name="P3">This <text:span text:style-name="Source_20_Text">UpdateOrderStatus</text:span> transaction updates the orderStatus of the <text:span text:style-name="Source_20_Text">Order</text:span> with orderId 1234 in the asset registry, update the <text:span text:style-name="Source_20_Text">Vehicle</text:span> asset with VIN abc123 to have an owner of Paul (who we intially marked as the orderer in the <text:span text:style-name="Source_20_Text">PlaceOrder</text:span> transaction) and status of ACTIVE and also emits an <text:span text:style-name="Source_20_Text">UpdateOrderStatusEvent</text:span> event.</text:p>
      <text:p text:style-name="P3">Finally complete the ordering process by marking the order as <text:span text:style-name="Source_20_Text">DELIVERED</text:span> through submitting another <text:span text:style-name="Source_20_Text">UpdateOrderStatus</text:span> transaction:</text:p>
      <text:p text:style-name="P26"><text:span text:style-name="Source_20_Text">{</text:span></text:p>
      <text:p text:style-name="P26"><text:span text:style-name="Source_20_Text"><text:s text:c="2"/>"$class": "org.acme.vehicle_network.UpdateOrderStatus",</text:span></text:p>
      <text:p text:style-name="P26"><text:span text:style-name="Source_20_Text"><text:s text:c="2"/>"orderStatus": "DELIVERED",</text:span></text:p>
      <text:p text:style-name="P26"><text:span text:style-name="Source_20_Text"><text:s text:c="2"/>"order": "resource:org.acme.vehicle_network.Order#1234"</text:span></text:p>
      <text:p text:style-name="P27"><text:span text:style-name="Source_20_Text">}</text:span></text:p>
      <text:p text:style-name="P3">This <text:span text:style-name="Source_20_Text">UpdateOrderStatus</text:span> transaction updates the orderStatus of the <text:span text:style-name="Source_20_Text">Order</text:span> with orderId 1234 in the asset registry and emits an <text:span text:style-name="Source_20_Text">UpdateOrderStatusEvent</text:span> event.</text:p>
      <text:p text:style-name="P3">This Business Network definition has been used to create demo applications that simulate the scenario outlined above. You can find more detail on these at <text:soft-page-break/><text:a xlink:type="simple" xlink:href="https://github.com/hyperledger/composer-sample-applications/tree/master/packages/vehicle-manufacture" text:style-name="Internet_20_link" text:visited-style-name="Visited_20_Internet_20_Link">https://github.com/hyperledger/composer-sample-applications/tree/master/packages/vehicle-manufacture</text:a></text:p>
      <text:h text:style-name="P29" text:outline-level="2"><text:bookmark text:name="user-content-permissions-in-this-business-network-for-modelled-participants"/>Permissions in this business network for modelled participants</text:h>
      <text:p text:style-name="P3">Within this network permissions are outlines for the participants outlining what they can and can't do. The rules in the permissions.acl file explicitly ALLOW participants to perform actions. Actions not written for a participant in that file are blocked.</text:p>
      <text:h text:style-name="P31" text:outline-level="3"><text:bookmark text:name="user-content-regulator"/>Regulator</text:h>
      <text:p text:style-name="P3"><text:span text:style-name="Source_20_Text">RegulatorAdminUser</text:span> - Gives the regulator permission to perform ALL actions on ALL resources</text:p>
      <text:h text:style-name="P31" text:outline-level="3"><text:bookmark text:name="user-content-manufacturer"/>Manufacturer</text:h>
      <text:p text:style-name="P3"><text:span text:style-name="Source_20_Text">ManufacturerUpdateOrder</text:span> - Allows a manufacturer to UPDATE an Order asset's data only using an UpdateOrderStatus transaction. The manufacturer must also be specified as the <text:span text:style-name="Emphasis">vehicleDetails.make</text:span> in the Order asset.</text:p>
      <text:p text:style-name="P3"><text:span text:style-name="Source_20_Text">ManufacturerUpdateOrderStatus</text:span> - Allows a manufacturer to CREATE and READ UpdateOrderStatus transactions that refer to an order that they are specified as the <text:span text:style-name="Emphasis">vehicleDetails.make</text:span> in.</text:p>
      <text:p text:style-name="P3"><text:span text:style-name="Source_20_Text">ManufacturerReadOrder</text:span> - Allows a manufacturer to READ an Order asset that they are specified as the <text:span text:style-name="Emphasis">vehicleDetails.make</text:span> in.</text:p>
      <text:p text:style-name="P3"><text:span text:style-name="Source_20_Text">ManufacturerCreateVehicle</text:span> - Allows a manufacturer to CREATE a vehicle asset only using a UpdateOrderStatus transaction. The transaction must have an <text:span text:style-name="Emphasis">orderStatus</text:span> of VIN_ASSIGNED and the Order asset have the manufacturer specified as the <text:span text:style-name="Emphasis">vehicleDetails.make</text:span>.</text:p>
      <text:p text:style-name="P3"><text:span text:style-name="Source_20_Text">ManufacturerReadVehicle</text:span> - Allows a manufacturer to READ a Vehicle asset that they are specified as the <text:span text:style-name="Emphasis">vehicleDetails.make</text:span> in.</text:p>
      <text:h text:style-name="P31" text:outline-level="3"><text:bookmark text:name="user-content-person"/>Person</text:h>
      <text:p text:style-name="P3"><text:span text:style-name="Source_20_Text">PersonMakeOrder</text:span> - Gives the person permission to CREATE an Order asset only using a PlaceOrder transaction. The person must also be specified as the <text:span text:style-name="Emphasis">orderer</text:span> in the Order asset.</text:p>
      <text:p text:style-name="P3"><text:span text:style-name="Source_20_Text">PersonPlaceOrder</text:span> - Gives the person permission to CREATE and READ PlaceOrder transactions that refer to an order that they are specified as <text:span text:style-name="Emphasis">orderer</text:span> in.</text:p>
      <text:p text:style-name="P3"><text:span text:style-name="Source_20_Text">PersonReadOrder</text:span> - Gives the person permission to READ an Order asset that they are specified as the <text:span text:style-name="Emphasis">orderer</text:span> 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3:15:25.407985004</meta:creation-date>
    <dc:date>2018-07-24T15:49:18.756064507</dc:date>
    <meta:editing-duration>PT1H31M28S</meta:editing-duration>
    <meta:editing-cycles>4</meta:editing-cycles>
    <meta:generator>LibreOffice/6.0.3.2$Linux_X86_64 LibreOffice_project/00m0$Build-2</meta:generator>
    <meta:document-statistic meta:table-count="0" meta:image-count="0" meta:object-count="0" meta:page-count="21" meta:paragraph-count="742" meta:word-count="5330" meta:character-count="43873" meta:non-whitespace-character-count="38585"/>
  </office:meta>
</office:document-meta>
</file>